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F" svg:font-family="" style:font-family-generic="roman"/>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138in"/>
    </style:style>
    <style:style style:name="co4" style:family="table-column">
      <style:table-column-properties fo:break-before="auto" style:column-width="2.9028in"/>
    </style:style>
    <style:style style:name="ro1" style:family="table-row">
      <style:table-row-properties style:row-height="0.1638in" fo:break-before="auto" style:use-optimal-row-height="true"/>
    </style:style>
    <style:style style:name="ro2" style:family="table-row">
      <style:table-row-properties style:row-height="0.1689in" fo:break-before="auto" style:use-optimal-row-height="true"/>
    </style:style>
    <style:style style:name="ro3" style:family="table-row">
      <style:table-row-properties style:row-height="0.3201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11in" fo:break-before="auto" style:use-optimal-row-height="true"/>
    </style:style>
    <style:style style:name="ro6" style:family="table-row">
      <style:table-row-properties style:row-height="0.3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font-name-complex="Times-Roman"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Times-Roman" fo:language="en" fo:country="US" fo:text-shadow="none" style:text-underline-style="none" fo:font-weight="normal" style:text-underline-mode="continuous" style:text-overline-mode="continuous" style:text-line-through-mode="continuous" style:font-name-asian="Times-Roman" style:language-asian="en" style:country-asian="US" style:font-weight-asian="normal" style:font-name-complex="Times-Roman" style:language-complex="en" style:country-complex="US"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Times-Roman" fo:font-size="8.5pt" fo:language="en" fo:country="US" fo:font-style="normal" fo:text-shadow="none" style:text-underline-style="none" fo:font-weight="normal" style:text-underline-mode="continuous" style:text-overline-mode="continuous" style:text-line-through-mode="continuous" style:font-name-asian="Times-Roman" style:font-size-asian="8.5pt" style:language-asian="en" style:country-asian="US" style:font-style-asian="normal" style:font-weight-asian="normal" style:font-size-complex="4.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Times-Roman" fo:font-size="9.5pt" fo:language="en" fo:country="US" fo:font-style="normal" fo:text-shadow="none" style:text-underline-style="none" fo:font-weight="normal" style:text-underline-mode="continuous" style:text-overline-mode="continuous" style:text-line-through-mode="continuous" style:font-name-asian="Times-Roman"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1a1818" style:text-outline="false" style:text-line-through-style="none" style:font-name="Helvetica" fo:font-size="8pt" fo:language="en" fo:country="US" fo:font-style="normal" fo:text-shadow="none" style:text-underline-style="none" fo:font-weight="bold" style:text-underline-mode="continuous" style:text-overline-mode="continuous" style:text-line-through-mode="continuous" style:font-name-asian="Helvetica" style:font-size-asian="8pt" style:language-asian="en" style:country-asian="US" style:font-style-asian="normal" style:font-weight-asian="bold" style:font-size-complex="4.55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ext-properties fo:color="#000000" style:text-outline="false" style:text-line-through-style="none" style:font-name="Helvetica" fo:font-size="7.5pt" fo:language="en" fo:country="US" fo:font-style="normal" fo:text-shadow="none" style:text-underline-style="none" fo:font-weight="bold" style:text-underline-mode="continuous" style:text-overline-mode="continuous" style:text-line-through-mode="continuous" style:font-name-asian="Helvetica" style:font-size-asian="7.5pt" style:language-asian="en" style:country-asian="US" style:font-style-asian="normal" style:font-weight-asian="bold" style:font-size-complex="4.25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font-name="Helvetica" fo:font-size="8.5pt" fo:language="en" fo:country="US" fo:font-style="normal" fo:text-shadow="none" style:text-underline-style="none" fo:font-weight="normal" style:text-underline-mode="continuous" style:text-overline-mode="continuous" style:text-line-through-mode="continuous" style:font-name-asian="Helvetica" style:font-size-asian="8.5pt" style:language-asian="en" style:country-asian="US" style:font-style-asian="normal" style:font-weight-asian="normal" style:font-size-complex="4.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Helvetica" fo:language="en" fo:country="US" fo:font-style="normal" fo:text-shadow="none" style:text-underline-style="none" fo:font-weight="bold" style:text-underline-mode="continuous" style:text-overline-mode="continuous" style:text-line-through-mode="continuous" style:font-name-asian="Helvetica"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ext-properties fo:color="#000000" style:text-outline="false" style:text-line-through-style="none" style:font-name="Helvetica" fo:font-size="8.5pt" fo:language="en" fo:country="US" fo:font-style="normal" fo:text-shadow="none" style:text-underline-style="none" fo:font-weight="bold" style:text-underline-mode="continuous" style:text-overline-mode="continuous" style:text-line-through-mode="continuous" style:font-name-asian="Helvetica" style:font-size-asian="8.5pt" style:language-asian="en" style:country-asian="US" style:font-style-asian="normal" style:font-weight-asian="bold" style:font-size-complex="4.80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font-size-complex="5.699999809265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color="#1a18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0000" style:text-outline="false" style:text-line-through-style="none" style:font-name="Helvetica" fo:font-size="7.5pt" fo:language="en" fo:country="US" fo:font-style="normal" fo:text-shadow="none" style:text-underline-style="none" fo:font-weight="normal" style:text-underline-mode="continuous" style:text-overline-mode="continuous" style:text-line-through-mode="continuous" style:font-name-asian="Helvetica" style:font-size-asian="7.5pt" style:language-asian="en" style:country-asian="US" style:font-style-asian="normal" style:font-weight-asian="normal" style:font-size-complex="4.25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font-name="Times-Roman" fo:font-size="9.5pt" fo:language="en" fo:country="US" style:font-name-asian="Times-Roman" style:font-size-asian="9.5pt" style:language-asian="en" style:country-asian="US" style:font-name-complex="Times-Roman" style:font-size-complex="5.40000009536743pt" style:language-complex="en" style:country-complex="US"/>
    </style:style>
    <style:style style:name="ce21"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ce23" style:family="table-cell" style:parent-style-name="Default">
      <style:text-properties fo:color="#000000" fo:language="en" fo:country="US" style:language-asian="en" style:country-asian="US" style:font-size-complex="5.65000009536743pt" style:language-complex="en" style:country-complex="US"/>
    </style:style>
    <style:style style:name="ce24" style:family="table-cell" style:parent-style-name="Default">
      <style:text-properties fo:color="#000000" style:font-name="Times-Roman" fo:language="en" fo:country="US" style:font-name-asian="Times-Roman" style:language-asian="en" style:country-asian="US" style:font-name-complex="Times-Roman" style:language-complex="en" style:country-complex="US"/>
    </style:style>
    <style:style style:name="ta_extref" style:family="table">
      <style:table-properties table:display="false"/>
    </style:style>
    <style:style style:name="T1" style:family="text">
      <style:text-properties fo:color="#000000" style:font-name="Times-Roman" fo:font-size="10pt" style:font-name-asian="Times-Roman" style:font-size-asian="10pt" style:font-name-complex="Times-Roman" style:font-size-complex="5.69999980926514pt"/>
    </style:style>
    <style:style style:name="T2" style:family="text">
      <style:text-properties fo:color="#000000" style:font-name="Times-Roman" fo:font-size="9.5pt" style:font-name-asian="Times-Roman" style:font-size-asian="9.5pt" style:font-name-complex="Times-Roman" style:font-size-complex="5.40000009536743pt"/>
    </style:style>
    <style:style style:name="T3" style:family="text">
      <style:text-properties fo:color="#000000" style:font-name="Times-Roman" fo:font-size="10pt" fo:font-style="italic" style:font-name-asian="Times-Roman" style:font-size-asian="10pt" style:font-style-asian="italic" style:font-name-complex="Times-Roman" style:font-size-complex="5.69999980926514pt" style:font-style-complex="italic"/>
    </style:style>
    <style:style style:name="T4" style:family="text">
      <style:text-properties fo:color="#000000" style:font-name="Times-Roman" fo:font-size="9.5pt" fo:font-style="normal" style:font-name-asian="Times-Roman" style:font-size-asian="9.5pt" style:font-style-asian="normal" style:font-name-complex="Times-Roman" style:font-size-complex="5.40000009536743pt" style:font-style-complex="normal"/>
    </style:style>
    <style:style style:name="T5" style:family="text">
      <style:text-properties fo:color="#000000" style:font-name="Helvetica" fo:font-size="9pt" fo:font-weight="bold" style:font-name-asian="Helvetica" style:font-size-asian="9pt" style:font-weight-asian="bold" style:font-name-complex="Helvetica" style:font-size-complex="5.09999990463257pt" style:font-weight-complex="bold"/>
    </style:style>
    <style:style style:name="T6" style:family="text">
      <style:text-properties fo:color="#000000" style:font-name="Helvetica" fo:font-size="8.5pt" fo:font-weight="bold" style:font-name-asian="Helvetica" style:font-size-asian="8.5pt" style:font-weight-asian="bold" style:font-name-complex="Helvetica" style:font-size-complex="4.80000019073486pt" style:font-weight-complex="bold"/>
    </style:style>
    <style:style style:name="T7" style:family="text">
      <style:text-properties style:text-position="super 58%"/>
    </style:style>
    <style:style style:name="T8" style:family="text">
      <style:text-properties fo:color="#000000" style:text-position="super 58%" style:font-name="Times-Roman" fo:font-size="10pt" style:font-name-asian="Times-Roman" style:font-size-asian="10pt" style:font-name-complex="Times-Roman" style:font-size-complex="5.69999980926514pt"/>
    </style:style>
    <style:style style:name="T9" style:family="text">
      <style:text-properties fo:color="#000000" style:font-name="Helvetica" fo:font-size="8pt" fo:font-weight="bold" style:font-name-asian="Helvetica" style:font-size-asian="8pt" style:font-weight-asian="bold" style:font-name-complex="Helvetica" style:font-size-complex="4.59999990463257pt" style:font-weight-complex="bold"/>
    </style:style>
    <style:style style:name="T10" style:family="text">
      <style:text-properties fo:color="#000000" style:font-name="Helvetica" fo:font-size="7.5pt" fo:font-weight="bold" style:font-name-asian="Helvetica" style:font-size-asian="7.5pt" style:font-weight-asian="bold" style:font-name-complex="Helvetica" style:font-size-complex="4.30000019073486pt" style:font-weight-complex="bold"/>
    </style:style>
    <style:style style:name="T11" style:family="text">
      <style:text-properties fo:color="#000000" style:font-name="Times-Roman" fo:font-size="8.5pt" style:font-name-asian="Times-Roman" style:font-size-asian="8.5pt" style:font-name-complex="Times-Roman" style:font-size-complex="4.80000019073486pt"/>
    </style:style>
    <style:style style:name="T12" style:family="text">
      <style:text-properties fo:color="#000000" style:font-name="Times-Roman" fo:font-size="9pt" style:font-name-asian="Times-Roman" style:font-size-asian="9pt" style:font-name-complex="Times-Roman" style:font-size-complex="5.09999990463257pt"/>
    </style:style>
    <style:style style:name="T13" style:family="text">
      <style:text-properties fo:color="#000000" style:font-name="Times-Roman" fo:font-size="9pt" fo:font-style="italic" style:font-name-asian="Times-Roman" style:font-size-asian="9pt" style:font-style-asian="italic" style:font-name-complex="Times-Roman" style:font-size-complex="5.09999990463257pt" style:font-style-complex="italic"/>
    </style:style>
    <style:style style:name="T14" style:family="text">
      <style:text-properties fo:color="#000000" style:font-name="Times-Roman" fo:font-size="8.5pt" fo:font-style="normal" style:font-name-asian="Times-Roman" style:font-size-asian="8.5pt" style:font-style-asian="normal" style:font-name-complex="Times-Roman" style:font-size-complex="4.80000019073486pt" style:font-style-complex="normal"/>
    </style:style>
    <style:style style:name="T15" style:family="text">
      <style:text-properties fo:color="#000000" style:font-name="Times-Roman" fo:font-size="9pt" fo:font-style="normal" style:font-name-asian="Times-Roman" style:font-size-asian="9pt" style:font-style-asian="normal" style:font-name-complex="Times-Roman" style:font-size-complex="5.09999990463257pt" style:font-style-complex="normal"/>
    </style:style>
    <style:style style:name="T16" style:family="text">
      <style:text-properties fo:color="#000000" style:font-name="Helvetica" fo:font-size="8.5pt" style:font-name-asian="Helvetica" style:font-size-asian="8.5pt" style:font-name-complex="Helvetica" style:font-size-complex="4.80000019073486pt"/>
    </style:style>
    <style:style style:name="T17" style:family="text">
      <style:text-properties fo:color="#000000" style:font-name="Helvetica" fo:font-size="9pt" style:font-name-asian="Helvetica" style:font-size-asian="9pt" style:font-name-complex="Helvetica" style:font-size-complex="5.09999990463257pt"/>
    </style:style>
    <style:style style:name="T18" style:family="text">
      <style:text-properties fo:color="#000000" style:font-name="Helvetica" fo:font-size="10pt" style:font-name-asian="Helvetica" style:font-size-asian="10pt" style:font-name-complex="Helvetica" style:font-size-complex="5.69999980926514pt"/>
    </style:style>
    <style:style style:name="T19" style:family="text">
      <style:text-properties fo:color="#000000" style:font-name="Symbol" fo:font-size="11pt" style:font-name-asian="Symbol" style:font-size-asian="11pt" style:font-name-complex="Symbol" style:font-size-complex="6.30000019073486pt"/>
    </style:style>
    <style:style style:name="T20" style:family="text">
      <style:text-properties fo:color="#000000" style:font-name="Helvetica" fo:font-size="7.5pt" style:font-name-asian="Helvetica" style:font-size-asian="7.5pt" style:font-name-complex="Helvetica" style:font-size-complex="4.30000019073486pt"/>
    </style:style>
    <style:style style:name="T21" style:family="text">
      <style:text-properties fo:color="#000000" style:font-name="Helvetica" fo:font-size="8pt" style:font-name-asian="Helvetica" style:font-size-asian="8pt" style:font-name-complex="Helvetica" style:font-size-complex="4.59999990463257pt"/>
    </style:style>
    <style:style style:name="T22" style:family="text">
      <style:text-properties fo:color="#000000" style:font-name="Symbol" fo:font-size="10pt" style:font-name-asian="Symbol" style:font-size-asian="10pt" style:font-name-complex="Symbol" style:font-size-complex="5.69999980926514pt"/>
    </style:style>
    <style:style style:name="T23" style:family="text">
      <style:text-properties style:font-name-complex="Helvetica" style:font-size-complex="5.69999980926514pt"/>
    </style:style>
    <style:style style:name="T24" style:family="text">
      <style:text-properties fo:color="#000000" style:font-name="Times-Roman" fo:font-size="10pt" fo:font-style="normal" style:font-name-asian="Times-Roman" style:font-size-asian="10pt" style:font-style-asian="normal" style:font-name-complex="Times-Roman" style:font-size-complex="5.69999980926514pt" style:font-style-complex="normal"/>
    </style:style>
    <style:style style:name="T25" style:family="text">
      <style:text-properties fo:color="#000000" style:font-name="Helvetica" fo:font-size="5pt" style:font-name-asian="Helvetica" style:font-size-asian="5pt" style:font-name-complex="Helvetica" style:font-size-complex="2.90000009536743pt"/>
    </style:style>
    <style:style style:name="T26" style:family="text">
      <style:text-properties fo:color="#000000" style:font-name="Times-Roman" fo:font-size="6.5pt" style:font-name-asian="Times-Roman" style:font-size-asian="6.5pt" style:font-name-complex="Times-Roman" style:font-size-complex="3.70000004768372pt"/>
    </style:style>
    <style:style style:name="T27" style:family="text">
      <style:text-properties fo:color="#000000" style:font-name="Helvetica" style:font-name-asian="Helvetica" style:font-name-complex="Helvetica" style:font-size-complex="5.69999980926514pt"/>
    </style:style>
  </office:automatic-styles>
  <office:body>
    <office:spreadsheet>
      <table:table table:name="Sheet1" table:style-name="ta1" table:print="false">
        <table:table-column table:style-name="co2" table:default-cell-style-name="Default"/>
        <table:table-column table:style-name="co4" table:default-cell-style-name="ce3"/>
        <table:table-row table:style-name="ro1">
          <table:table-cell office:value-type="string">
            <text:p>sonic hedgehog gene </text:p>
          </table:table-cell>
          <table:table-cell table:style-name="Default" office:value-type="string">
            <text:p>produced at base of limbs in zone of polarizing activity, involved in patterning along anterior posterior axis </text:p>
          </table:table-cell>
        </table:table-row>
        <table:table-row table:style-name="ro2">
          <table:table-cell table:style-name="ce1" office:value-type="string">
            <text:p><text:span text:style-name="T1">wnt-7 </text:span><text:span text:style-name="T2">gene</text:span></text:p>
          </table:table-cell>
          <table:table-cell table:style-name="ce6" office:value-type="string">
            <text:p>Produced at apical ectodermal ridge (thickened ectoderm at distal end of each developing limb). Necessary for proper organization along dorsal-ventral axis.</text:p>
          </table:table-cell>
        </table:table-row>
        <table:table-row table:style-name="ro2">
          <table:table-cell table:style-name="ce2" office:value-type="string">
            <text:p><text:span text:style-name="T3">FGF </text:span><text:span text:style-name="T4">gene</text:span></text:p>
          </table:table-cell>
          <table:table-cell table:style-name="ce6" office:value-type="string">
            <text:p>Produced at apical ectodermal ridge. Stimulates mitosis of underlying mesoderm. providing for lengthening of limbs.</text:p>
          </table:table-cell>
        </table:table-row>
        <table:table-row table:style-name="ro2">
          <table:table-cell table:style-name="ce1" office:value-type="string">
            <text:p><text:span text:style-name="T1">Homeobox </text:span><text:span text:style-name="T2">gene</text:span></text:p>
          </table:table-cell>
          <table:table-cell table:style-name="ce10" office:value-type="string">
            <text:p><text:span text:style-name="T1">Involved </text:span><text:span text:style-name="T2">in segmental organization</text:span></text:p>
          </table:table-cell>
        </table:table-row>
        <table:table-row table:style-name="ro1">
          <table:table-cell table:style-name="ce3" office:value-type="string">
            <text:p>Day 0</text:p>
          </table:table-cell>
          <table:table-cell table:style-name="ce14" office:value-type="string">
            <text:p>Fertilization by sperm forming</text:p>
          </table:table-cell>
        </table:table-row>
        <table:table-row table:style-name="ro1">
          <table:table-cell/>
          <table:table-cell office:value-type="string">
            <text:p>zygote, initiating embryogenesis</text:p>
          </table:table-cell>
        </table:table-row>
        <table:table-row table:style-name="ro1">
          <table:table-cell table:style-name="ce3" office:value-type="string">
            <text:p>Within week 1</text:p>
          </table:table-cell>
          <table:table-cell office:value-type="string">
            <text:p>Implantation (as a blastocyst).</text:p>
          </table:table-cell>
        </table:table-row>
        <table:table-row table:style-name="ro2">
          <table:table-cell/>
          <table:table-cell table:style-name="ce10" office:value-type="string">
            <text:p><text:span text:style-name="T1">hGG </text:span><text:span text:style-name="T2">secretion begins </text:span></text:p>
          </table:table-cell>
        </table:table-row>
        <table:table-row table:style-name="ro1">
          <table:table-cell table:style-name="ce3" office:value-type="string">
            <text:p>Within week 2</text:p>
          </table:table-cell>
          <table:table-cell office:value-type="string">
            <text:p>Bilaminar disk (epiblast, hypoblast</text:p>
          </table:table-cell>
        </table:table-row>
        <table:table-row table:style-name="ro1">
          <table:table-cell table:style-name="ce3" office:value-type="string">
            <text:p>Within week 3</text:p>
          </table:table-cell>
          <table:table-cell office:value-type="string">
            <text:p>Gastrulation.</text:p>
          </table:table-cell>
        </table:table-row>
        <table:table-row table:style-name="ro1">
          <table:table-cell/>
          <table:table-cell table:style-name="ce15" office:value-type="string">
            <text:p>Primitive streak,<text:tab/>notochord,</text:p>
          </table:table-cell>
        </table:table-row>
        <table:table-row table:style-name="ro1">
          <table:table-cell/>
          <table:table-cell office:value-type="string">
            <text:p>and neural plate begin to form.</text:p>
          </table:table-cell>
        </table:table-row>
        <table:table-row table:style-name="ro1">
          <table:table-cell table:style-name="ce3" office:value-type="string">
            <text:p>Weeks 3–8</text:p>
          </table:table-cell>
          <table:table-cell office:value-type="string">
            <text:p>Organogenesis. Extremely susceptible to teratogens.</text:p>
          </table:table-cell>
        </table:table-row>
        <table:table-row table:style-name="ro2">
          <table:table-cell/>
          <table:table-cell table:style-name="ce1" office:value-type="string">
            <text:p><text:span text:style-name="T2">Neural tube f</text:span><text:span text:style-name="T1">ormed </text:span><text:span text:style-name="T2">by neuroectoderm and closed by week 4.</text:span></text:p>
          </table:table-cell>
        </table:table-row>
        <table:table-row table:style-name="ro1">
          <table:table-cell table:style-name="ce3" office:value-type="string">
            <text:p>Week 4</text:p>
          </table:table-cell>
          <table:table-cell office:value-type="string">
            <text:p>Heart begins to beat.</text:p>
          </table:table-cell>
        </table:table-row>
        <table:table-row table:style-name="ro1">
          <table:table-cell/>
          <table:table-cell office:value-type="string">
            <text:p>Upper and lower limb buds begin to form.</text:p>
          </table:table-cell>
        </table:table-row>
        <table:table-row table:style-name="ro1">
          <table:table-cell table:style-name="ce3" office:value-type="string">
            <text:p>Week 8</text:p>
          </table:table-cell>
          <table:table-cell office:value-type="string">
            <text:p>Fetal movement; fetus looks like a baby.</text:p>
          </table:table-cell>
        </table:table-row>
        <table:table-row table:style-name="ro1">
          <table:table-cell table:style-name="ce3" office:value-type="string">
            <text:p>Week 10</text:p>
          </table:table-cell>
          <table:table-cell office:value-type="string">
            <text:p>Genitalia have male/female characteristics.</text:p>
          </table:table-cell>
        </table:table-row>
        <table:table-row table:style-name="ro1">
          <table:table-cell table:style-name="ce3" office:value-type="string">
            <text:p>Alar plate (dorsal)</text:p>
          </table:table-cell>
          <table:table-cell office:value-type="string">
            <text:p>Sensory, same orientation as spinal cord </text:p>
          </table:table-cell>
        </table:table-row>
        <table:table-row table:style-name="ro1">
          <table:table-cell table:style-name="ce3" office:value-type="string">
            <text:p>Basal plate (ventral)</text:p>
          </table:table-cell>
          <table:table-cell office:value-type="string">
            <text:p>Motor</text:p>
          </table:table-cell>
        </table:table-row>
        <table:table-row table:style-name="ro1">
          <table:table-cell table:style-name="ce3" office:value-type="string">
            <text:p>Rule of 2’s for 2nd week</text:p>
          </table:table-cell>
          <table:table-cell office:value-type="string">
            <text:p>2 germ layers (bilaminar disk): epiblast, hypoblast. 2 cavities: amniotic cavity, yolk sac. 2 components to placenta: cytotrophoblast,</text:p>
          </table:table-cell>
        </table:table-row>
        <table:table-row table:style-name="ro1">
          <table:table-cell/>
          <table:table-cell office:value-type="string">
            <text:p>syncytiotrophoblast.</text:p>
          </table:table-cell>
        </table:table-row>
        <table:table-row table:style-name="ro1">
          <table:table-cell table:style-name="ce3" office:value-type="string">
            <text:p>Rule of 3’s for 3rd week</text:p>
          </table:table-cell>
          <table:table-cell office:value-type="string">
            <text:p>3 germ layers (gastrula): ectoderm, mesoderm,</text:p>
          </table:table-cell>
        </table:table-row>
        <table:table-row table:style-name="ro1">
          <table:table-cell/>
          <table:table-cell office:value-type="string">
            <text:p>endoderm.</text:p>
          </table:table-cell>
        </table:table-row>
        <table:table-row table:style-name="ro1">
          <table:table-cell table:style-name="ce3" office:value-type="string">
            <text:p>Rule of 4’s for 4th week</text:p>
          </table:table-cell>
          <table:table-cell office:value-type="string">
            <text:p>4 heart chambers. 4 limb buds grow.</text:p>
          </table:table-cell>
        </table:table-row>
        <table:table-row table:style-name="ro1">
          <table:table-cell table:style-name="ce3" office:value-type="string">
            <text:p>Surface ectoderm</text:p>
          </table:table-cell>
          <table:table-cell office:value-type="string">
            <text:p>Adenohypophysis ( from Rathke's pouch); lens of eye; epithelial linings of skin, ear, eye, and nose; epidermis.</text:p>
          </table:table-cell>
        </table:table-row>
        <table:table-row table:style-name="ro1">
          <table:table-cell/>
          <table:table-cell table:style-name="Default" office:value-type="string">
            <text:p>retina, and olfactory epithelium, salivary, sweat, and mammary glands. </text:p>
          </table:table-cell>
        </table:table-row>
        <table:table-row table:style-name="ro1">
          <table:table-cell table:style-name="ce3" office:value-type="string">
            <text:p>Neuroectoderm</text:p>
          </table:table-cell>
          <table:table-cell office:value-type="string">
            <text:p>Neurohypophysis, CNS neurons, oligodendrocytes, astrocytes, ependymal cells, pineal gland.</text:p>
          </table:table-cell>
        </table:table-row>
        <table:table-row table:style-name="ro1">
          <table:table-cell/>
          <table:table-cell table:style-name="Default" office:value-type="string">
            <text:p>retina, spinal cord , think CNS and brain. </text:p>
          </table:table-cell>
        </table:table-row>
        <table:table-row table:style-name="ro1">
          <table:table-cell table:style-name="ce3" office:value-type="string">
            <text:p>Neural crest</text:p>
          </table:table-cell>
          <table:table-cell office:value-type="string">
            <text:p>ANS, dorsal root ganglia, melanocytes, chromaffin cells of adrenal medulla,</text:p>
          </table:table-cell>
        </table:table-row>
        <table:table-row table:style-name="ro1">
          <table:table-cell/>
          <table:table-cell office:value-type="string">
            <text:p>enterochromaffin cells, pia and arachnoid, celiac ganglion, Schwann cells, odontoblasts,</text:p>
          </table:table-cell>
        </table:table-row>
        <table:table-row table:style-name="ro1">
          <table:table-cell/>
          <table:table-cell office:value-type="string">
            <text:p>parafollicular (C) cells of thyroid, laryngeal cartilage, bones of the skull.</text:p>
          </table:table-cell>
        </table:table-row>
        <table:table-row table:style-name="ro1">
          <table:table-cell/>
          <table:table-cell table:style-name="Default" office:value-type="string">
            <text:p>cranial nerves, celiac ganglion</text:p>
          </table:table-cell>
        </table:table-row>
        <table:table-row table:style-name="ro1">
          <table:table-cell/>
          <table:table-cell table:style-name="ce10" office:value-type="string">
            <text:p><text:span text:style-name="T11">Neural </text:span><text:span text:style-name="T12">crest-think </text:span><text:span text:style-name="T11">PNS and non-neural structures nearby.</text:span></text:p>
          </table:table-cell>
        </table:table-row>
        <table:table-row table:style-name="ro1">
          <table:table-cell/>
          <table:table-cell table:style-name="ce2" office:value-type="string">
            <text:p><text:span text:style-name="T13">Odonto = </text:span><text:span text:style-name="T14">teeth, </text:span><text:span text:style-name="T15">Think Crest toothpaste. </text:span></text:p>
          </table:table-cell>
        </table:table-row>
        <table:table-row table:style-name="ro1">
          <table:table-cell office:value-type="string">
            <text:p>cranipharyngioma </text:p>
          </table:table-cell>
          <table:table-cell table:style-name="Default" office:value-type="string">
            <text:p>benign Rathke's pouch tumor with chlosterol crystals, calcifications. </text:p>
          </table:table-cell>
        </table:table-row>
        <table:table-row table:style-name="ro1">
          <table:table-cell table:style-name="ce4" office:value-type="string">
            <text:p>Endoderm</text:p>
          </table:table-cell>
          <table:table-cell office:value-type="string">
            <text:p>Gut tube epithelium and derivatives (e.g., lungs, liver, pancreas, thymus, parathyroid, thyroid</text:p>
          </table:table-cell>
        </table:table-row>
        <table:table-row table:style-name="ro1">
          <table:table-cell/>
          <table:table-cell office:value-type="string">
            <text:p>follicular cells).</text:p>
          </table:table-cell>
        </table:table-row>
        <table:table-row table:style-name="ro1">
          <table:table-cell table:style-name="ce3" office:value-type="string">
            <text:p>Mesoderm</text:p>
          </table:table-cell>
          <table:table-cell table:style-name="ce1" office:value-type="string">
            <text:p><text:span text:style-name="T11">Muscle, bone, connective tissue, </text:span><text:span text:style-name="T12">serous </text:span><text:span text:style-name="T11">linings of body cavities (e.g.. peritoneum). <text:s/></text:span><text:span text:style-name="T12">spleen </text:span><text:span text:style-name="T11">(derived from </text:span><text:span text:style-name="T12">foregut mesentery</text:span><text:span text:style-name="T11">), cardiovascular strutures, lymphatics, </text:span><text:span text:style-name="T12">blood, urogenital </text:span><text:span text:style-name="T11">structures. Kidneys. adrenal cortex.</text:span></text:p>
          </table:table-cell>
        </table:table-row>
        <table:table-row table:style-name="ro1">
          <table:table-cell/>
          <table:table-cell table:style-name="ce1" office:value-type="string">
            <text:p><text:span text:style-name="T11">Nolochord induces ec</text:span><text:span text:style-name="T12">toderm </text:span><text:span text:style-name="T11">to form neuroectoderm (neural plate). </text:span><text:span text:style-name="T12">Its </text:span><text:span text:style-name="T11">postnatal derivative is </text:span><text:span text:style-name="T12">Ihe </text:span><text:span text:style-name="T11">nucleus pulposus </text:span><text:span text:style-name="T12">of the inlerverlebral </text:span><text:span text:style-name="T11">disk.</text:span></text:p>
          </table:table-cell>
        </table:table-row>
        <table:table-row table:style-name="ro1">
          <table:table-cell table:style-name="ce5" office:value-type="string">
            <text:p>Teratogens</text:p>
          </table:table-cell>
          <table:table-cell office:value-type="string">
            <text:p>Most susceptible in 3rd–8th weeks (organogenesis) of pregnancy.</text:p>
          </table:table-cell>
        </table:table-row>
        <table:table-row table:style-name="ro2">
          <table:table-cell/>
          <table:table-cell table:style-name="ce1" office:value-type="string">
            <text:p><text:span text:style-name="T2">Before week 3: </text:span><text:span text:style-name="T1">all-or-none </text:span><text:span text:style-name="T2">effects. After week </text:span><text:span text:style-name="T1">8: </text:span><text:span text:style-name="T2">growth and function </text:span><text:span text:style-name="T1">affected. </text:span></text:p>
          </table:table-cell>
        </table:table-row>
        <table:table-row table:style-name="ro1">
          <table:table-cell table:style-name="ce6" office:value-type="string">
            <text:p>AGE inhibitors</text:p>
          </table:table-cell>
          <table:table-cell table:style-name="ce11" office:value-type="string">
            <text:p>Renal damage</text:p>
          </table:table-cell>
        </table:table-row>
        <table:table-row table:style-name="ro1">
          <table:table-cell table:style-name="ce6" office:value-type="string">
            <text:p>Alcohol</text:p>
          </table:table-cell>
          <table:table-cell table:style-name="ce6" office:value-type="string">
            <text:p>Leading cause of birth defects and mental retardation; fetal alcohol syndrome</text:p>
          </table:table-cell>
        </table:table-row>
        <table:table-row table:style-name="ro1">
          <table:table-cell table:style-name="ce6" office:value-type="string">
            <text:p>Alkylating agents</text:p>
          </table:table-cell>
          <table:table-cell table:style-name="ce6" office:value-type="string">
            <text:p>Absence of digits, multiple anomalies</text:p>
          </table:table-cell>
        </table:table-row>
        <table:table-row table:style-name="ro1">
          <table:table-cell table:style-name="ce6" office:value-type="string">
            <text:p>Aminoglycosides</text:p>
          </table:table-cell>
          <table:table-cell table:style-name="ce7" office:value-type="string">
            <text:p>CNVIII toxicitv</text:p>
          </table:table-cell>
        </table:table-row>
        <table:table-row table:style-name="ro2">
          <table:table-cell table:style-name="ce7" office:value-type="string">
            <text:p>CoCaine</text:p>
          </table:table-cell>
          <table:table-cell table:style-name="ce1" office:value-type="string">
            <text:p><text:span text:style-name="T2">Abnormal fetal </text:span><text:span text:style-name="T1">development </text:span></text:p>
          </table:table-cell>
        </table:table-row>
        <table:table-row table:style-name="ro1">
          <table:table-cell/>
          <table:table-cell table:style-name="ce16" office:value-type="string">
            <text:p><text:span text:style-name="T16">and </text:span><text:span text:style-name="T17">fetal </text:span><text:span text:style-name="T16">addiction; placental</text:span></text:p>
          </table:table-cell>
        </table:table-row>
        <table:table-row table:style-name="ro1">
          <table:table-cell/>
          <table:table-cell table:style-name="ce7" office:value-type="string">
            <text:p>abruption </text:p>
          </table:table-cell>
        </table:table-row>
        <table:table-row table:style-name="ro1">
          <table:table-cell table:style-name="ce3" office:value-type="string">
            <text:p>Diethylstilbestrol (DES)</text:p>
          </table:table-cell>
          <table:table-cell office:value-type="string">
            <text:p>Vaginal clear cell</text:p>
          </table:table-cell>
        </table:table-row>
        <table:table-row table:style-name="ro1">
          <table:table-cell/>
          <table:table-cell office:value-type="string">
            <text:p>adenocarcinoma</text:p>
          </table:table-cell>
        </table:table-row>
        <table:table-row table:style-name="ro1">
          <table:table-cell table:style-name="ce3" office:value-type="string">
            <text:p>Iodide</text:p>
          </table:table-cell>
          <table:table-cell office:value-type="string">
            <text:p>Congenital goiter or</text:p>
          </table:table-cell>
        </table:table-row>
        <table:table-row table:style-name="ro1">
          <table:table-cell/>
          <table:table-cell office:value-type="string">
            <text:p>hypothyroidism</text:p>
          </table:table-cell>
        </table:table-row>
        <table:table-row table:style-name="ro1">
          <table:table-cell table:style-name="ce6" office:value-type="string">
            <text:p>Lithium</text:p>
          </table:table-cell>
          <table:table-cell table:style-name="ce10" office:value-type="string">
            <text:p>Ebstein's anomaly ( strialized right ventricle) </text:p>
          </table:table-cell>
        </table:table-row>
        <table:table-row table:style-name="ro1">
          <table:table-cell table:style-name="ce6" office:value-type="string">
            <text:p>Maternal diabetes</text:p>
          </table:table-cell>
          <table:table-cell table:style-name="ce6" office:value-type="string">
            <text:p>Caudal regression syndrome</text:p>
          </table:table-cell>
        </table:table-row>
        <table:table-row table:style-name="ro2">
          <table:table-cell/>
          <table:table-cell table:style-name="ce1" office:value-type="string">
            <text:p><text:span text:style-name="T1">(anal </text:span><text:span text:style-name="T2">atresia to </text:span><text:span text:style-name="T1">sirenomelia)</text:span></text:p>
          </table:table-cell>
        </table:table-row>
        <table:table-row table:style-name="ro2">
          <table:table-cell table:style-name="ce6" office:value-type="string">
            <text:p>Smoking (nicotine. GO)</text:p>
          </table:table-cell>
          <table:table-cell table:style-name="ce10" office:value-type="string">
            <text:p><text:span text:style-name="T2">Preterm </text:span><text:span text:style-name="T1">labor, </text:span><text:span text:style-name="T2">placental</text:span></text:p>
          </table:table-cell>
        </table:table-row>
        <table:table-row table:style-name="ro2">
          <table:table-cell/>
          <table:table-cell table:style-name="ce10" office:value-type="string">
            <text:p><text:span text:style-name="T2">problems, </text:span><text:span text:style-name="T1">IUGR, </text:span><text:span text:style-name="T2">ADHD</text:span></text:p>
          </table:table-cell>
        </table:table-row>
        <table:table-row table:style-name="ro1">
          <table:table-cell table:style-name="ce7" office:value-type="string">
            <text:p>Tetracyclines</text:p>
          </table:table-cell>
          <table:table-cell table:style-name="ce6" office:value-type="string">
            <text:p>Discolored teeth</text:p>
          </table:table-cell>
        </table:table-row>
        <table:table-row table:style-name="ro2">
          <table:table-cell table:style-name="ce6" office:value-type="string">
            <text:p>Thalidomide</text:p>
          </table:table-cell>
          <table:table-cell table:style-name="ce1" office:value-type="string">
            <text:p><text:span text:style-name="T1">Limb </text:span><text:span text:style-name="T2">defects </text:span><text:span text:style-name="T1">("flipper" </text:span><text:span text:style-name="T2">limbs)</text:span></text:p>
          </table:table-cell>
        </table:table-row>
        <table:table-row table:style-name="ro1">
          <table:table-cell table:style-name="ce7" office:value-type="string">
            <text:p>Valproate</text:p>
          </table:table-cell>
          <table:table-cell table:style-name="ce10" office:value-type="string">
            <text:p>inhibition of intestinal folate absorption</text:p>
          </table:table-cell>
        </table:table-row>
        <table:table-row table:style-name="ro2">
          <table:table-cell table:style-name="ce6" office:value-type="string">
            <text:p>Vitamin A (excess)</text:p>
          </table:table-cell>
          <table:table-cell table:style-name="ce1" office:value-type="string">
            <text:p><text:span text:style-name="T1">Extremely </text:span><text:span text:style-name="T2">high risk for</text:span></text:p>
          </table:table-cell>
        </table:table-row>
        <table:table-row table:style-name="ro2">
          <table:table-cell/>
          <table:table-cell table:style-name="ce1" office:value-type="string">
            <text:p><text:span text:style-name="T2">spontaneous abortions and </text:span><text:span text:style-name="T1">birth </text:span><text:span text:style-name="T2">defects (cleft palate. cardiac </text:span><text:span text:style-name="T1">abnormalities) </text:span></text:p>
          </table:table-cell>
        </table:table-row>
        <table:table-row table:style-name="ro2">
          <table:table-cell table:style-name="ce6" office:value-type="string">
            <text:p>Warfarin</text:p>
          </table:table-cell>
          <table:table-cell table:style-name="ce1" office:value-type="string">
            <text:p><text:span text:style-name="T1">Bone </text:span><text:span text:style-name="T2">deformities, fetal hemorrhage, abortion</text:span></text:p>
          </table:table-cell>
        </table:table-row>
        <table:table-row table:style-name="ro2">
          <table:table-cell table:style-name="ce1" office:value-type="string">
            <text:p><text:span text:style-name="T2">X-rays, </text:span><text:span text:style-name="T1">anticonvulsants</text:span></text:p>
          </table:table-cell>
          <table:table-cell table:style-name="ce7" office:value-type="string">
            <text:p>Multiple anomalies </text:p>
          </table:table-cell>
        </table:table-row>
        <table:table-row table:style-name="ro2">
          <table:table-cell table:style-name="ce5" office:value-type="string">
            <text:p>Fetal alcohol syndrome</text:p>
          </table:table-cell>
          <table:table-cell table:style-name="ce17" office:value-type="string">
            <text:p><text:span text:style-name="T18">Leading cause of congenital malformations in the United States. Newborns of mothers who consumed significant amounts of alcohol during pregnancy have an </text:span><text:span text:style-name="T19">↑ </text:span><text:span text:style-name="T18">incidence of congenital abnormalities, including pre- and postnatal developmental retardation, microcephaly, facial abnormalities, limb dislocation, and heart and lung fistulas. Mechanism may include inhibition of cell migration.</text:span></text:p>
          </table:table-cell>
        </table:table-row>
        <table:table-row table:style-name="ro1">
          <table:table-cell table:style-name="ce8" office:value-type="string">
            <text:p>Monozygotic</text:p>
          </table:table-cell>
          <table:table-cell table:style-name="ce18" office:value-type="string">
            <text:p>1 zygote splits evenly to develop 2 amniotic sacs with a single common chorion and placenta.</text:p>
          </table:table-cell>
        </table:table-row>
        <table:table-row table:style-name="ro1">
          <table:table-cell/>
          <table:table-cell table:style-name="ce16" office:value-type="string">
            <text:p><text:span text:style-name="T20">Conjoined twins have </text:span><text:span text:style-name="T21">1 </text:span><text:span text:style-name="T20">chorion, 1 amniotic sac.</text:span></text:p>
          </table:table-cell>
        </table:table-row>
        <table:table-row table:style-name="ro1">
          <table:table-cell table:style-name="ce9" office:value-type="string">
            <text:p>Dizygotic (fraternal) or monozygotic</text:p>
          </table:table-cell>
          <table:table-cell table:style-name="ce19" office:value-type="string">
            <text:p>Monozygotes that split early develop 2 placentas (separate/ttised), chorions, and amniotic sacs.</text:p>
          </table:table-cell>
        </table:table-row>
        <table:table-row table:style-name="ro1">
          <table:table-cell/>
          <table:table-cell table:style-name="ce19" office:value-type="string">
            <text:p>Dizygotes develop individual placentas, chorions, and amniotic sacs.</text:p>
          </table:table-cell>
        </table:table-row>
        <table:table-row table:style-name="ro1">
          <table:table-cell table:style-name="ce3" office:value-type="string">
            <text:p>Fetal component</text:p>
          </table:table-cell>
          <table:table-cell office:value-type="string">
            <text:p>Cytotrophoblast composes the inner layer of chorionic villi.Cyto makes Cells. <text:s/>Syncytiotrophoblast is the</text:p>
          </table:table-cell>
        </table:table-row>
        <table:table-row table:style-name="ro3">
          <table:table-cell/>
          <table:table-cell office:value-type="string">
            <text:p>outer layer and secretes hCG ( <text:span text:style-name="T2">structurally similar to LH ; stimulates <text:s/>corpus </text:span><text:span text:style-name="T1">luteum t</text:span><text:span text:style-name="T2">o secrete</text:span></text:p>
            <text:p><text:span text:style-name="T2">progesterone during first trimester).</text:span></text:p>
          </table:table-cell>
        </table:table-row>
        <table:table-row table:style-name="ro1">
          <table:table-cell table:style-name="ce3" office:value-type="string">
            <text:p>Maternal component</text:p>
          </table:table-cell>
          <table:table-cell office:value-type="string">
            <text:p>Decidua basalis derived from the endometrium.</text:p>
          </table:table-cell>
        </table:table-row>
        <table:table-row table:style-name="ro1">
          <table:table-cell/>
          <table:table-cell table:style-name="Default" office:value-type="string">
            <text:p>maternal blood in lacunae. </text:p>
          </table:table-cell>
        </table:table-row>
        <table:table-row table:style-name="ro1">
          <table:table-cell table:style-name="ce3" office:value-type="string">
            <text:p>2 umbilical arteries,</text:p>
          </table:table-cell>
          <table:table-cell office:value-type="string">
            <text:p>return deoxygenated blood from fetal internal iliac arteries to placenta,</text:p>
          </table:table-cell>
        </table:table-row>
        <table:table-row table:style-name="ro1">
          <table:table-cell table:style-name="ce3" office:value-type="string">
            <text:p>1 umbilical vein,</text:p>
          </table:table-cell>
          <table:table-cell office:value-type="string">
            <text:p>supplies oxygenated blood from the placenta to the fetus.</text:p>
          </table:table-cell>
        </table:table-row>
        <table:table-row table:style-name="ro1">
          <table:table-cell table:style-name="ce3" office:value-type="string">
            <text:p>Single umbilical artery</text:p>
          </table:table-cell>
          <table:table-cell office:value-type="string">
            <text:p>associated with congenital and chromosomal anomalies.</text:p>
          </table:table-cell>
        </table:table-row>
        <table:table-row table:style-name="ro1">
          <table:table-cell/>
          <table:table-cell table:style-name="ce6" office:value-type="string">
            <text:p>Umbilical arteries and veins are derived from allantois.</text:p>
          </table:table-cell>
        </table:table-row>
        <table:table-row table:style-name="ro2">
          <table:table-cell table:style-name="ce10" office:value-type="string">
            <text:p><text:span text:style-name="T2">3rd </text:span><text:span text:style-name="T1">week—yolk </text:span><text:span text:style-name="T2">sac forms allantois,</text:span></text:p>
          </table:table-cell>
          <table:table-cell table:style-name="ce6" office:value-type="string">
            <text:p>Allantois extends into urogenital sinus. Allantois becomes urachus. a duct between bladder and yolk sac.</text:p>
          </table:table-cell>
        </table:table-row>
        <table:table-row table:style-name="ro2">
          <table:table-cell table:style-name="ce6" office:value-type="string">
            <text:p>Failure of urachus to obliterate:</text:p>
          </table:table-cell>
          <table:table-cell table:style-name="ce1" office:value-type="string">
            <text:p><text:span text:style-name="T2">1. </text:span><text:span text:style-name="T1">Patent </text:span><text:span text:style-name="T2">urachus </text:span><text:span text:style-name="T1">—urine </text:span><text:span text:style-name="T2">discharge</text:span></text:p>
          </table:table-cell>
        </table:table-row>
        <table:table-row table:style-name="ro2">
          <table:table-cell/>
          <table:table-cell table:style-name="ce1" office:value-type="string">
            <text:p><text:span text:style-name="T1">from </text:span><text:span text:style-name="T2">umbilicus </text:span><text:span text:style-name="T12">2. </text:span><text:span text:style-name="T1">Vesicourachal </text:span><text:span text:style-name="T2">diverticulum </text:span><text:span text:style-name="T1">—</text:span></text:p>
          </table:table-cell>
        </table:table-row>
        <table:table-row table:style-name="ro1">
          <table:table-cell/>
          <table:table-cell table:style-name="ce6" office:value-type="string">
            <text:p>outpouching of bladder</text:p>
          </table:table-cell>
        </table:table-row>
        <table:table-row table:style-name="ro2">
          <table:table-cell table:style-name="ce1" office:value-type="string">
            <text:p><text:span text:style-name="T2">7th week </text:span><text:span text:style-name="T1">—obliteration </text:span><text:span text:style-name="T2">of vitelline duct </text:span></text:p>
          </table:table-cell>
          <table:table-cell table:style-name="Default" office:value-type="string">
            <text:p><text:s/>omphalomesenteric duct. Connects yolk sac to midgut lumen. </text:p>
          </table:table-cell>
        </table:table-row>
        <table:table-row table:style-name="ro2">
          <table:table-cell table:style-name="ce6" office:value-type="string">
            <text:p>Vitelline fistula </text:p>
          </table:table-cell>
          <table:table-cell table:style-name="ce1" office:value-type="string">
            <text:p><text:span text:style-name="T1">failure </text:span><text:span text:style-name="T2">of </text:span><text:span text:style-name="T1">duct t</text:span><text:span text:style-name="T2">o close </text:span><text:span text:style-name="T1">—&gt; </text:span><text:span text:style-name="T2">meconium discharge from umbilicus. Examples: Meckel's </text:span><text:span text:style-name="T1">diverticulum—partial </text:span><text:span text:style-name="T2">closure. with patent portion attached to ileum. May have ectopic gastric mucosa </text:span><text:span text:style-name="T1">—&gt; melena </text:span><text:span text:style-name="T2">and RUQpaiu.</text:span></text:p>
          </table:table-cell>
        </table:table-row>
        <table:table-row table:style-name="ro1">
          <table:table-cell table:style-name="ce3" office:value-type="string">
            <text:p>Truncus arteriosus (TA)</text:p>
          </table:table-cell>
          <table:table-cell office:value-type="string">
            <text:p>Ascending aorta and pulmonary trunk</text:p>
          </table:table-cell>
        </table:table-row>
        <table:table-row table:style-name="ro2">
          <table:table-cell table:style-name="ce3" office:value-type="string">
            <text:p>Bulbus cordis</text:p>
          </table:table-cell>
          <table:table-cell table:style-name="ce10" office:value-type="string">
            <text:p><text:span text:style-name="T2">Right </text:span><text:span text:style-name="T1">ventricle </text:span><text:span text:style-name="T2">and smooth parts</text:span></text:p>
          </table:table-cell>
        </table:table-row>
        <table:table-row table:style-name="ro2">
          <table:table-cell/>
          <table:table-cell table:style-name="ce1" office:value-type="string">
            <text:p><text:span text:style-name="T1">(outflow tract) </text:span><text:span text:style-name="T2">of </text:span><text:span text:style-name="T1">left </text:span><text:span text:style-name="T2">and </text:span><text:span text:style-name="T1">right ventricle</text:span></text:p>
          </table:table-cell>
        </table:table-row>
        <table:table-row table:style-name="ro2">
          <table:table-cell table:style-name="ce3" office:value-type="string">
            <text:p>Primitive ventricle</text:p>
          </table:table-cell>
          <table:table-cell table:style-name="ce10" office:value-type="string">
            <text:p><text:span text:style-name="T2">Portion of the left </text:span><text:span text:style-name="T1">ventricle</text:span></text:p>
          </table:table-cell>
        </table:table-row>
        <table:table-row table:style-name="ro2">
          <table:table-cell table:style-name="ce6" office:value-type="string">
            <text:p>Primitive atria</text:p>
          </table:table-cell>
          <table:table-cell table:style-name="ce1" office:value-type="string">
            <text:p><text:span text:style-name="T1">Trabeculatcd </text:span><text:span text:style-name="T2">left and</text:span></text:p>
          </table:table-cell>
        </table:table-row>
        <table:table-row table:style-name="ro1">
          <table:table-cell/>
          <table:table-cell table:style-name="ce6" office:value-type="string">
            <text:p>right atrium</text:p>
          </table:table-cell>
        </table:table-row>
        <table:table-row table:style-name="ro2">
          <table:table-cell table:style-name="ce1" office:value-type="string">
            <text:p><text:span text:style-name="T1">left </text:span><text:span text:style-name="T2">horn of sinus </text:span><text:span text:style-name="T1">venosus </text:span><text:span text:style-name="T2">(SV)</text:span></text:p>
          </table:table-cell>
          <table:table-cell table:style-name="ce1" office:value-type="string">
            <text:p><text:span text:style-name="T1">coronary </text:span><text:span text:style-name="T2">sinus</text:span></text:p>
          </table:table-cell>
        </table:table-row>
        <table:table-row table:style-name="ro2">
          <table:table-cell table:style-name="ce6" office:value-type="string">
            <text:p>Right horn of SV</text:p>
          </table:table-cell>
          <table:table-cell table:style-name="ce1" office:value-type="string">
            <text:p><text:span text:style-name="T1">Smooth </text:span><text:span text:style-name="T2">part of right </text:span><text:span text:style-name="T1">atrium</text:span></text:p>
          </table:table-cell>
        </table:table-row>
        <table:table-row table:style-name="ro1">
          <table:table-cell table:style-name="ce11" office:value-type="string">
            <text:p>Right common cardinal vein and right anterior cardinal vein </text:p>
          </table:table-cell>
          <table:table-cell table:style-name="ce20" office:value-type="string">
            <text:p>SVC</text:p>
          </table:table-cell>
        </table:table-row>
        <table:table-row table:style-name="ro2">
          <table:table-cell table:style-name="ce12" office:value-type="string">
            <text:p><text:span text:style-name="T5">Truncus </text:span><text:span text:style-name="T6">arteriosus</text:span></text:p>
          </table:table-cell>
          <table:table-cell table:style-name="ce1" office:value-type="string">
            <text:p><text:span text:style-name="T2">Neural </text:span><text:span text:style-name="T1">crest </text:span><text:span text:style-name="T2">migration </text:span><text:span text:style-name="T1">—&gt; </text:span><text:span text:style-name="T2">divide trunk into 2 arteries via fusion and twisting of truncal</text:span><text:span text:style-name="T1"> </text:span><text:span text:style-name="T2">and bulbar ridges </text:span><text:span text:style-name="T1">—&gt; </text:span><text:span text:style-name="T2">ascending aorta and </text:span><text:span text:style-name="T1">pulmonary </text:span><text:span text:style-name="T2">trunk.</text:span></text:p>
          </table:table-cell>
        </table:table-row>
        <table:table-row table:style-name="ro2">
          <table:table-cell/>
          <table:table-cell table:style-name="ce1" office:value-type="string">
            <text:p><text:span text:style-name="T1">Palhology—transposition o</text:span><text:span text:style-name="T2">f great vessels + tetralogy of Fallot.</text:span></text:p>
          </table:table-cell>
        </table:table-row>
        <table:table-row table:style-name="ro1">
          <table:table-cell table:style-name="ce5" office:value-type="string">
            <text:p>Interventricular septum development</text:p>
          </table:table-cell>
          <table:table-cell office:value-type="string">
            <text:p>1. Muscular ventricular septum forms. Opening is called the interventricular foramen.</text:p>
          </table:table-cell>
        </table:table-row>
        <table:table-row table:style-name="ro1">
          <table:table-cell/>
          <table:table-cell office:value-type="string">
            <text:p>2. The aorticopulmonary septum divides the TA into the aortic and pulmonary trunks. 3. The aorticopulmonary septum meets and fuses with the muscular ventricular septum</text:p>
          </table:table-cell>
        </table:table-row>
        <table:table-row table:style-name="ro1">
          <table:table-cell/>
          <table:table-cell office:value-type="string">
            <text:p>to form the membranous interventricular septum, closing the interventricular foramen.</text:p>
          </table:table-cell>
        </table:table-row>
        <table:table-row table:style-name="ro1">
          <table:table-cell table:style-name="ce5" office:value-type="string">
            <text:p>Interatrial septum development</text:p>
          </table:table-cell>
          <table:table-cell office:value-type="string">
            <text:p>1. Foramen primum narrows as the septum primum grows toward the endocardial cushions.</text:p>
          </table:table-cell>
        </table:table-row>
        <table:table-row table:style-name="ro1">
          <table:table-cell/>
          <table:table-cell office:value-type="string">
            <text:p>2. Perforations in the septum primum form the foramen secundum as the foramen primum disappears.</text:p>
          </table:table-cell>
        </table:table-row>
        <table:table-row table:style-name="ro1">
          <table:table-cell/>
          <table:table-cell office:value-type="string">
            <text:p>3. The foramen secundum maintains the right-to-left shunt as the septum secundum begins to grow.</text:p>
          </table:table-cell>
        </table:table-row>
        <table:table-row table:style-name="ro1">
          <table:table-cell/>
          <table:table-cell office:value-type="string">
            <text:p>4. The septum secundum contains a permanent opening called the foramen ovale. 5. The foramen secundum enlarges and the upper part of the septum primum ovale. </text:p>
          </table:table-cell>
        </table:table-row>
        <table:table-row table:style-name="ro1">
          <table:table-cell/>
          <table:table-cell office:value-type="string">
            <text:p>degenerates. 6. The remaining portion of the septum primum is now called the valve of the foramen</text:p>
          </table:table-cell>
        </table:table-row>
        <table:table-row table:style-name="ro1">
          <table:table-cell table:style-name="ce3" office:value-type="string">
            <text:p>Fetal erythropoiesis occurs in:</text:p>
          </table:table-cell>
          <table:table-cell office:value-type="string">
            <text:p>1. Yolk sac (3–8 wk) 2. Liver (6–30 wk) 3. Spleen (9–28 wk)</text:p>
          </table:table-cell>
        </table:table-row>
        <table:table-row table:style-name="ro1">
          <table:table-cell/>
          <table:table-cell office:value-type="string">
            <text:p>4. Bone marrow (28 wk onward)</text:p>
          </table:table-cell>
        </table:table-row>
        <table:table-row table:style-name="ro1">
          <table:table-cell/>
          <table:table-cell office:value-type="string">
            <text:p>Young Liver Synthesizes Blood.</text:p>
          </table:table-cell>
        </table:table-row>
        <table:table-row table:style-name="ro2">
          <table:table-cell/>
          <table:table-cell table:style-name="ce17" office:value-type="string">
            <text:p><text:span text:style-name="T18">Fetal hemoglobin </text:span><text:span text:style-name="T22">= α</text:span><text:span text:style-name="T20">2</text:span><text:span text:style-name="T22">γ</text:span><text:span text:style-name="T20">2</text:span><text:span text:style-name="T18">. Adult hemoglobin </text:span><text:span text:style-name="T22">= α</text:span><text:span text:style-name="T20">2</text:span><text:span text:style-name="T22">β</text:span><text:span text:style-name="T20">2</text:span><text:span text:style-name="T18">.</text:span></text:p>
          </table:table-cell>
        </table:table-row>
        <table:table-row table:style-name="ro2">
          <table:table-cell table:style-name="ce3" office:value-type="string">
            <text:p>Blood in umbilical vein</text:p>
          </table:table-cell>
          <table:table-cell table:style-name="ce17" office:value-type="string">
            <text:p><text:span text:style-name="T22"><text:s/></text:span><text:span text:style-name="T18">80% saturated with O</text:span><text:span text:style-name="T20">2</text:span><text:span text:style-name="T18">.</text:span></text:p>
          </table:table-cell>
        </table:table-row>
        <table:table-row table:style-name="ro1">
          <table:table-cell table:style-name="ce3" office:value-type="string">
            <text:p>Umbilical arteries</text:p>
          </table:table-cell>
          <table:table-cell table:style-name="ce16" office:value-type="string">
            <text:p><text:span text:style-name="T18">low O</text:span><text:span text:style-name="T20">2 </text:span><text:span text:style-name="T18">saturation.</text:span></text:p>
          </table:table-cell>
        </table:table-row>
        <table:table-row table:style-name="ro1">
          <table:table-cell table:style-name="ce3" office:value-type="string">
            <text:p>3 important shunts in fetas </text:p>
          </table:table-cell>
          <table:table-cell office:value-type="string">
            <text:p>1. Blood entering the fetus</text:p>
          </table:table-cell>
        </table:table-row>
        <table:table-row table:style-name="ro1">
          <table:table-cell/>
          <table:table-cell office:value-type="string">
            <text:p>through the umbilical vein is conducted via the ductus venosus into the IVC to bypass the hepatic circulation. </text:p>
          </table:table-cell>
        </table:table-row>
        <table:table-row table:style-name="ro1">
          <table:table-cell/>
          <table:table-cell office:value-type="string">
            <text:p>2. Most oxygenated blood reaching the heart via the IVC is diverted through the foramen ovale and pumped out the aorta to the head and body.</text:p>
          </table:table-cell>
        </table:table-row>
        <table:table-row table:style-name="ro1">
          <table:table-cell/>
          <table:table-cell office:value-type="string">
            <text:p>3. Deoxygenated blood from the SVC is expelled into the pulmonary artery and ductus arteriosus to the lower body of the fetus.</text:p>
          </table:table-cell>
        </table:table-row>
        <table:table-row table:style-name="ro2">
          <table:table-cell office:value-type="string">
            <text:p>infant take a breath </text:p>
          </table:table-cell>
          <table:table-cell table:style-name="ce17" office:value-type="string">
            <text:p><text:span text:style-name="T22">↓ </text:span><text:span text:style-name="T18">resistance in pulmonary vasculature causes </text:span><text:span text:style-name="T22">↑ </text:span><text:span text:style-name="T18">left atrial pressure vs. right atrial pressure; foramen ovale closes (now called fossa ovalis); </text:span><text:span text:style-name="T22">↑ </text:span><text:span text:style-name="T18">in O</text:span><text:span text:style-name="T20">2 </text:span><text:span text:style-name="T18">leads to</text:span></text:p>
          </table:table-cell>
        </table:table-row>
        <table:table-row table:style-name="ro2">
          <table:table-cell/>
          <table:table-cell table:style-name="ce21" office:value-type="string">
            <text:p><text:span text:style-name="T22">↓ </text:span><text:span text:style-name="T18">in prostaglandins, causing</text:span></text:p>
          </table:table-cell>
        </table:table-row>
        <table:table-row table:style-name="ro1">
          <table:table-cell/>
          <table:table-cell office:value-type="string">
            <text:p>closure of ductus arteriosus.</text:p>
          </table:table-cell>
        </table:table-row>
        <table:table-row table:style-name="ro1">
          <table:table-cell table:style-name="ce3" office:value-type="string">
            <text:p>Indomethacin</text:p>
          </table:table-cell>
          <table:table-cell office:value-type="string">
            <text:p>close PDA.</text:p>
          </table:table-cell>
        </table:table-row>
        <table:table-row table:style-name="ro1">
          <table:table-cell table:style-name="ce3" office:value-type="string">
            <text:p>Prostaglandins</text:p>
          </table:table-cell>
          <table:table-cell office:value-type="string">
            <text:p>keep PDA open.</text:p>
          </table:table-cell>
        </table:table-row>
        <table:table-row table:style-name="ro1">
          <table:table-cell table:style-name="ce3" office:value-type="string">
            <text:p>Umbilical vein–</text:p>
          </table:table-cell>
          <table:table-cell office:value-type="string">
            <text:p>ligamentum teres hepatis</text:p>
          </table:table-cell>
        </table:table-row>
        <table:table-row table:style-name="ro1">
          <table:table-cell table:style-name="ce3" office:value-type="string">
            <text:p>UmbiLical arteries</text:p>
          </table:table-cell>
          <table:table-cell office:value-type="string">
            <text:p>mediaL umbilical ligaments</text:p>
          </table:table-cell>
        </table:table-row>
        <table:table-row table:style-name="ro1">
          <table:table-cell table:style-name="ce3" office:value-type="string">
            <text:p>Ductus arteriosus</text:p>
          </table:table-cell>
          <table:table-cell office:value-type="string">
            <text:p>ligamentum arteriosum</text:p>
          </table:table-cell>
        </table:table-row>
        <table:table-row table:style-name="ro1">
          <table:table-cell table:style-name="ce3" office:value-type="string">
            <text:p>Ductus venosus</text:p>
          </table:table-cell>
          <table:table-cell office:value-type="string">
            <text:p>ligamentum venosum</text:p>
          </table:table-cell>
        </table:table-row>
        <table:table-row table:style-name="ro1">
          <table:table-cell table:style-name="ce3" office:value-type="string">
            <text:p>Foramen ovale</text:p>
          </table:table-cell>
          <table:table-cell office:value-type="string">
            <text:p>fossa ovalis</text:p>
          </table:table-cell>
        </table:table-row>
        <table:table-row table:style-name="ro1">
          <table:table-cell table:style-name="ce3" office:value-type="string">
            <text:p>AllaNtois––urachus––</text:p>
          </table:table-cell>
          <table:table-cell office:value-type="string">
            <text:p>mediaN umbilical ligament</text:p>
          </table:table-cell>
        </table:table-row>
        <table:table-row table:style-name="ro1">
          <table:table-cell table:style-name="ce3" office:value-type="string">
            <text:p>Notochord–</text:p>
          </table:table-cell>
          <table:table-cell office:value-type="string">
            <text:p>nucleus pulposus of intervertebral disk</text:p>
          </table:table-cell>
        </table:table-row>
        <table:table-row table:style-name="ro4">
          <table:table-cell table:style-name="ce3" office:value-type="string">
            <text:p>1<text:span text:style-name="T7">st</text:span> aortic arch derivatives </text:p>
          </table:table-cell>
          <table:table-cell table:style-name="Default" office:value-type="string">
            <text:p>part of Maxillary artery ( branch of external carotid). 1<text:span text:style-name="T7">st</text:span> arch is Maximal. </text:p>
          </table:table-cell>
        </table:table-row>
        <table:table-row table:style-name="ro2">
          <table:table-cell table:style-name="ce3" office:value-type="string">
            <text:p>2<text:span text:style-name="T7">nd</text:span> aortic arch derivatives </text:p>
          </table:table-cell>
          <table:table-cell office:value-type="string">
            <text:p>Stapedial artery and hyoid artery.</text:p>
          </table:table-cell>
        </table:table-row>
        <table:table-row table:style-name="ro1">
          <table:table-cell table:style-name="ce3" office:value-type="string">
            <text:p>3rd–</text:p>
          </table:table-cell>
          <table:table-cell office:value-type="string">
            <text:p>common Carotid artery and proximal part of</text:p>
          </table:table-cell>
        </table:table-row>
        <table:table-row table:style-name="ro1">
          <table:table-cell/>
          <table:table-cell office:value-type="string">
            <text:p>internal carotid artery.<text:span text:style-name="T18">C is 3rd letter of alphabet.</text:span></text:p>
          </table:table-cell>
        </table:table-row>
        <table:table-row table:style-name="ro1">
          <table:table-cell table:style-name="ce3" office:value-type="string">
            <text:p>4th–</text:p>
          </table:table-cell>
          <table:table-cell office:value-type="string">
            <text:p>on left, aortic arch; on right, proximal part of</text:p>
          </table:table-cell>
        </table:table-row>
        <table:table-row table:style-name="ro2">
          <table:table-cell/>
          <table:table-cell office:value-type="string">
            <text:p>right subclavian artery.<text:span text:style-name="T18">4th arch (4 limbs) </text:span><text:span text:style-name="T22">= </text:span><text:span text:style-name="T18">systemic.</text:span></text:p>
          </table:table-cell>
        </table:table-row>
        <table:table-row table:style-name="ro1">
          <table:table-cell table:style-name="ce3" office:value-type="string">
            <text:p>6th––</text:p>
          </table:table-cell>
          <table:table-cell office:value-type="string">
            <text:p>proximal part of pulmonary arteries and (on</text:p>
          </table:table-cell>
        </table:table-row>
        <table:table-row table:style-name="ro5">
          <table:table-cell/>
          <table:table-cell office:value-type="string">
            <text:p>left only) ductus arteriosus.<text:span text:style-name="T18">6th arch </text:span><text:span text:style-name="T22">= </text:span><text:span text:style-name="T18">pulmonary and the</text:span></text:p>
            <text:p><text:span text:style-name="T23">pulmonary-to-systemic shunt (ductus arteriosus).</text:span></text:p>
          </table:table-cell>
        </table:table-row>
        <table:table-row table:style-name="ro1">
          <table:table-cell office:value-type="string">
            <text:p>presencephalon </text:p>
          </table:table-cell>
          <table:table-cell table:style-name="Default" office:value-type="string">
            <text:p>Telencephalon, diecephalon. </text:p>
          </table:table-cell>
        </table:table-row>
        <table:table-row table:style-name="ro1">
          <table:table-cell office:value-type="string">
            <text:p>cerebral hemipheres </text:p>
          </table:table-cell>
          <table:table-cell table:style-name="Default" office:value-type="string">
            <text:p>lateral ventricles</text:p>
          </table:table-cell>
        </table:table-row>
        <table:table-row table:style-name="ro4">
          <table:table-cell office:value-type="string">
            <text:p>Thalamis etc </text:p>
          </table:table-cell>
          <table:table-cell table:style-name="Default" office:value-type="string">
            <text:p>3<text:span text:style-name="T7">rd</text:span> ventricle</text:p>
          </table:table-cell>
        </table:table-row>
        <table:table-row table:style-name="ro1">
          <table:table-cell office:value-type="string">
            <text:p>Maternal component</text:p>
          </table:table-cell>
          <table:table-cell table:style-name="Default" office:value-type="string">
            <text:p>medibrain</text:p>
          </table:table-cell>
        </table:table-row>
        <table:table-row table:style-name="ro1">
          <table:table-cell office:value-type="string">
            <text:p>rhombencephalon </text:p>
          </table:table-cell>
          <table:table-cell table:style-name="Default" office:value-type="string">
            <text:p>metencephalon and myelencephalon </text:p>
          </table:table-cell>
        </table:table-row>
        <table:table-row table:style-name="ro1">
          <table:table-cell office:value-type="string">
            <text:p>metencephalon </text:p>
          </table:table-cell>
          <table:table-cell table:style-name="Default" office:value-type="string">
            <text:p>pons and cerebellum </text:p>
          </table:table-cell>
        </table:table-row>
        <table:table-row table:style-name="ro1">
          <table:table-cell office:value-type="string">
            <text:p>myelencephalon</text:p>
          </table:table-cell>
          <table:table-cell table:style-name="Default" office:value-type="string">
            <text:p>medulla </text:p>
          </table:table-cell>
        </table:table-row>
        <table:table-row table:style-name="ro2">
          <table:table-cell table:style-name="ce10" office:value-type="string">
            <text:p><text:span text:style-name="T1">Neuroporcs </text:span><text:span text:style-name="T2">fail lo fuse </text:span><text:span text:style-name="T1">(4th week)</text:span></text:p>
          </table:table-cell>
          <table:table-cell table:style-name="ce1" office:value-type="string">
            <text:p><text:span text:style-name="T2">persistent </text:span><text:span text:style-name="T1">connection </text:span><text:span text:style-name="T2">between amniotic </text:span><text:span text:style-name="T1">cavity and </text:span><text:span text:style-name="T2">spinal canal. Associated with low folic acid intake during pregnancy. Elevated</text:span></text:p>
          </table:table-cell>
        </table:table-row>
        <table:table-row table:style-name="ro2">
          <table:table-cell/>
          <table:table-cell table:style-name="ce1" office:value-type="string">
            <text:p><text:span text:style-name="T1">a-fetoprotein </text:span><text:span text:style-name="T2">(AFP) in amniotic fluid and </text:span><text:span text:style-name="T1">maternal </text:span><text:span text:style-name="T2">serum. increase AFP </text:span><text:span text:style-name="T1">+ acetylcholinesterase in CSF. </text:span></text:p>
          </table:table-cell>
        </table:table-row>
        <table:table-row table:style-name="ro2">
          <table:table-cell table:style-name="ce10" office:value-type="string">
            <text:p><text:span text:style-name="T2">Spina bifida </text:span><text:span text:style-name="T1">occulta—</text:span></text:p>
          </table:table-cell>
          <table:table-cell table:style-name="ce1" office:value-type="string">
            <text:p><text:span text:style-name="T1">failure </text:span><text:span text:style-name="T2">of </text:span><text:span text:style-name="T1">bony </text:span><text:span text:style-name="T2">spinal canal to close, but no structural </text:span><text:span text:style-name="T1">herniation. </text:span><text:span text:style-name="T2">Usuallv seen at lower vertebral levels. Dura is </text:span><text:span text:style-name="T1">intact</text:span></text:p>
          </table:table-cell>
        </table:table-row>
        <table:table-row table:style-name="ro2">
          <table:table-cell table:style-name="ce6" office:value-type="string">
            <text:p>Meningocele </text:p>
          </table:table-cell>
          <table:table-cell table:style-name="ce1" office:value-type="string">
            <text:p><text:span text:style-name="T1">meninges </text:span><text:span text:style-name="T2">herniate through spinal canal defect </text:span></text:p>
          </table:table-cell>
        </table:table-row>
        <table:table-row table:style-name="ro2">
          <table:table-cell table:style-name="ce7" office:value-type="string">
            <text:p>Myelomeningocele </text:p>
          </table:table-cell>
          <table:table-cell table:style-name="ce1" office:value-type="string">
            <text:p><text:span text:style-name="T1">meninges </text:span><text:span text:style-name="T2">and spinal cord herniate through</text:span><text:span text:style-name="T1"> </text:span><text:span text:style-name="T2">spinal canal defect </text:span></text:p>
          </table:table-cell>
        </table:table-row>
        <table:table-row table:style-name="ro2">
          <table:table-cell table:style-name="ce6" office:value-type="string">
            <text:p>Anencephaly</text:p>
          </table:table-cell>
          <table:table-cell table:style-name="ce1" office:value-type="string">
            <text:p><text:span text:style-name="T2">Malformation of anterior end of neural lube; no brain and calvarium, elevated AFP, </text:span><text:span text:style-name="T1">polyhydramnios </text:span><text:span text:style-name="T2">(no swallowing center in brain).</text:span></text:p>
          </table:table-cell>
        </table:table-row>
        <table:table-row table:style-name="ro2">
          <table:table-cell table:style-name="ce7" office:value-type="string">
            <text:p>Holoprosencephaly </text:p>
          </table:table-cell>
          <table:table-cell table:style-name="ce2" office:value-type="string">
            <text:p><text:span text:style-name="T3">decrease </text:span><text:span text:style-name="T4">separation of hemispheres</text:span><text:span text:style-name="T24"> </text:span><text:span text:style-name="T4">across midline: results in cyclopia; associated with Patau's syndrome, severe fetal alcohol syndrome, and cleft lip/palate.</text:span></text:p>
          </table:table-cell>
        </table:table-row>
        <table:table-row table:style-name="ro2">
          <table:table-cell table:style-name="ce1" office:value-type="string">
            <text:p><text:span text:style-name="T1">Arnold-chiari </text:span><text:span text:style-name="T2">type </text:span><text:span text:style-name="T1">II—</text:span></text:p>
          </table:table-cell>
          <table:table-cell table:style-name="ce1" office:value-type="string">
            <text:p><text:span text:style-name="T1">cerebellar </text:span><text:span text:style-name="T2">tonsillar </text:span><text:span text:style-name="T1">herniation </text:span><text:span text:style-name="T2">through foramen magnum with </text:span><text:span text:style-name="T1">aqueductal </text:span><text:span text:style-name="T2">stenosis and </text:span><text:span text:style-name="T1">hydrocephaly.oft</text:span><text:span text:style-name="T2">en </text:span><text:span text:style-name="T1">presents with </text:span><text:span text:style-name="T2">syringomyelia, thoracolumbar myelomeningocel. </text:span></text:p>
          </table:table-cell>
        </table:table-row>
        <table:table-row table:style-name="ro2">
          <table:table-cell table:style-name="ce7" office:value-type="string">
            <text:p>Dandy-Walker</text:p>
          </table:table-cell>
          <table:table-cell table:style-name="ce1" office:value-type="string">
            <text:p><text:span text:style-name="T1">large </text:span><text:span text:style-name="T2">posterior fossa; absent cerebellar vermis with cystic enlargement of </text:span><text:span text:style-name="T1">4th </text:span><text:span text:style-name="T2">ventricle. Can lead lo hydrocephalus and spina bifida</text:span></text:p>
          </table:table-cell>
        </table:table-row>
        <table:table-row table:style-name="ro2">
          <table:table-cell table:style-name="ce13" office:value-type="string">
            <text:p>Syringomyelia</text:p>
          </table:table-cell>
          <table:table-cell table:style-name="ce1" office:value-type="string">
            <text:p><text:span text:style-name="T1">enlargement of the </text:span><text:span text:style-name="T2">central canal of spinal cord. Crossing fibers of </text:span><text:span text:style-name="T1">spinothalanmic </text:span><text:span text:style-name="T2">tract are typically damaged first. "Cape-like," bilateral loss of pain and temperature sensation in upper extremities with preservation of touch sensation.</text:span></text:p>
          </table:table-cell>
        </table:table-row>
        <table:table-row table:style-name="ro2">
          <table:table-cell/>
          <table:table-cell table:style-name="ce1" office:value-type="string">
            <text:p><text:span text:style-name="T1">Syrinx </text:span><text:span text:style-name="T2">(Greek) = tube, as </text:span><text:span text:style-name="T1">in </text:span><text:span text:style-name="T2">syringe.</text:span></text:p>
          </table:table-cell>
        </table:table-row>
        <table:table-row table:style-name="ro1">
          <table:table-cell/>
          <table:table-cell table:style-name="ce6" office:value-type="string">
            <text:p>Often presents in patients with Arnold-Chiari II malformation.</text:p>
          </table:table-cell>
        </table:table-row>
        <table:table-row table:style-name="ro1">
          <table:table-cell/>
          <table:table-cell table:style-name="ce6" office:value-type="string">
            <text:p>Most common at C8-T1.</text:p>
          </table:table-cell>
        </table:table-row>
        <table:table-row table:style-name="ro1">
          <table:table-cell table:style-name="ce5" office:value-type="string">
            <text:p>Branchial apparatus</text:p>
          </table:table-cell>
          <table:table-cell office:value-type="string">
            <text:p>Composed of branchial clefts, arches, and pouches.</text:p>
          </table:table-cell>
        </table:table-row>
        <table:table-row table:style-name="ro1">
          <table:table-cell/>
          <table:table-cell office:value-type="string">
            <text:p><text:s/>Also called pharyngeal apparatus.</text:p>
          </table:table-cell>
        </table:table-row>
        <table:table-row table:style-name="ro1">
          <table:table-cell table:style-name="ce3" office:value-type="string">
            <text:p>Branchial clefts</text:p>
          </table:table-cell>
          <table:table-cell office:value-type="string">
            <text:p>derived from ectoderm, also called branchial grooves. </text:p>
          </table:table-cell>
        </table:table-row>
        <table:table-row table:style-name="ro1">
          <table:table-cell/>
          <table:table-cell table:style-name="Default" office:value-type="string">
            <text:p>Also called branchial grooves.</text:p>
          </table:table-cell>
        </table:table-row>
        <table:table-row table:style-name="ro1">
          <table:table-cell table:style-name="ce3" office:value-type="string">
            <text:p>Branchial arches</text:p>
          </table:table-cell>
          <table:table-cell office:value-type="string">
            <text:p>derived from mesoderm ( muscle and arteries) and neural crests( bones and cartilage). </text:p>
          </table:table-cell>
        </table:table-row>
        <table:table-row table:style-name="ro1">
          <table:table-cell table:style-name="ce3" office:value-type="string">
            <text:p>Branchial pouches</text:p>
          </table:table-cell>
          <table:table-cell office:value-type="string">
            <text:p>derived from endoderm</text:p>
          </table:table-cell>
        </table:table-row>
        <table:table-row table:style-name="ro2">
          <table:table-cell table:style-name="ce3" office:value-type="string">
            <text:p>CAP covers outside from inside</text:p>
          </table:table-cell>
          <table:table-cell table:style-name="ce21" office:value-type="string">
            <text:p><text:span text:style-name="T18">Clefts </text:span><text:span text:style-name="T22">= </text:span><text:span text:style-name="T18">ectoderm, Arches </text:span><text:span text:style-name="T22">= </text:span><text:span text:style-name="T18">mesoderm, Pouches </text:span><text:span text:style-name="T22">= </text:span><text:span text:style-name="T18">endoderm</text:span></text:p>
          </table:table-cell>
        </table:table-row>
        <table:table-row table:style-name="ro1">
          <table:table-cell table:style-name="ce5" office:value-type="string">
            <text:p>Branchial arch 1 derivatives</text:p>
          </table:table-cell>
          <table:table-cell office:value-type="string">
            <text:p>Meckel’s cartilage: Mandible, Malleus, incus, sphenoMandibular ligament. Muscles: Muscles of Mastication (temporalis, Masseter, lateral and Medial pterygoids),</text:p>
          </table:table-cell>
        </table:table-row>
        <table:table-row table:style-name="ro1">
          <table:table-cell/>
          <table:table-cell office:value-type="string">
            <text:p>Mylohyoid, anterior belly of digastric, tensor tympani, tensor veli palatini, anterior</text:p>
          </table:table-cell>
        </table:table-row>
        <table:table-row table:style-name="ro1">
          <table:table-cell/>
          <table:table-cell table:style-name="ce16" office:value-type="string">
            <text:p><text:span text:style-name="T25">2</text:span><text:span text:style-name="T18">⁄</text:span><text:span text:style-name="T25">3 </text:span><text:span text:style-name="T18">of tongue. Nerve: CN V</text:span><text:span text:style-name="T20">2 </text:span><text:span text:style-name="T18">and CN V</text:span><text:span text:style-name="T20">3</text:span><text:span text:style-name="T18">.</text:span></text:p>
          </table:table-cell>
        </table:table-row>
        <table:table-row table:style-name="ro1">
          <table:table-cell table:style-name="ce5" office:value-type="string">
            <text:p>Branchial arch 2 derivatives</text:p>
          </table:table-cell>
          <table:table-cell office:value-type="string">
            <text:p>Reichert’s cartilage: Stapes, Styloid process, lesser horn of hyoid, Stylohyoid ligament. Muscles: muscles of facial expression, Stapedius, Stylohyoid, posterior belly of digastric. Nerve: CN VII.</text:p>
          </table:table-cell>
        </table:table-row>
        <table:table-row table:style-name="ro1">
          <table:table-cell table:style-name="ce5" office:value-type="string">
            <text:p>Branchial arch 3 derivatives</text:p>
          </table:table-cell>
          <table:table-cell office:value-type="string">
            <text:p>Cartilage: greater horn of hyoid. Muscle: stylopharyngeus. Nerve: CN IX.</text:p>
          </table:table-cell>
        </table:table-row>
        <table:table-row table:style-name="ro1">
          <table:table-cell table:style-name="ce5" office:value-type="string">
            <text:p>Branchial arches 4–6 derivatives</text:p>
          </table:table-cell>
          <table:table-cell office:value-type="string">
            <text:p>Cartilages: thyroid, cricoid, arytenoids, corniculate, cuneiform.</text:p>
          </table:table-cell>
        </table:table-row>
        <table:table-row table:style-name="ro1">
          <table:table-cell/>
          <table:table-cell office:value-type="string">
            <text:p>Muscles (4th arch): most pharyngeal constrictors, cricothyroid, levator veli palatini.</text:p>
          </table:table-cell>
        </table:table-row>
        <table:table-row table:style-name="ro1">
          <table:table-cell/>
          <table:table-cell office:value-type="string">
            <text:p>Muscles (6th arch): all intrinsic muscles of larynx</text:p>
          </table:table-cell>
        </table:table-row>
        <table:table-row table:style-name="ro1">
          <table:table-cell/>
          <table:table-cell office:value-type="string">
            <text:p>except cricothyroid.</text:p>
          </table:table-cell>
        </table:table-row>
        <table:table-row table:style-name="ro1">
          <table:table-cell/>
          <table:table-cell office:value-type="string">
            <text:p>Nerve: 4th arch––CN X (superior laryngeal branch); 6th arch––CN X (recurrent laryngeal branch).</text:p>
          </table:table-cell>
        </table:table-row>
        <table:table-row table:style-name="ro1">
          <table:table-cell table:style-name="ce3" office:value-type="string">
            <text:p>Arch 1 derivatives supplied</text:p>
          </table:table-cell>
          <table:table-cell table:style-name="ce16" office:value-type="string">
            <text:p><text:span text:style-name="T18"><text:s/></text:span><text:span text:style-name="T18">CN V</text:span><text:span text:style-name="T20">2 </text:span><text:span text:style-name="T18">and V</text:span><text:span text:style-name="T20">3</text:span><text:span text:style-name="T18">.</text:span></text:p>
          </table:table-cell>
        </table:table-row>
        <table:table-row table:style-name="ro1">
          <table:table-cell table:style-name="ce3" office:value-type="string">
            <text:p>Arch 2 derivatives</text:p>
          </table:table-cell>
          <table:table-cell office:value-type="string">
            <text:p>CN VII.</text:p>
          </table:table-cell>
        </table:table-row>
        <table:table-row table:style-name="ro1">
          <table:table-cell table:style-name="ce3" office:value-type="string">
            <text:p>Arch 3</text:p>
          </table:table-cell>
          <table:table-cell office:value-type="string">
            <text:p>CN IX. </text:p>
          </table:table-cell>
        </table:table-row>
        <table:table-row table:style-name="ro1">
          <table:table-cell table:style-name="ce3" office:value-type="string">
            <text:p>Arch 4 and 6 derivatives</text:p>
          </table:table-cell>
          <table:table-cell office:value-type="string">
            <text:p>by CN X.</text:p>
          </table:table-cell>
        </table:table-row>
        <table:table-row table:style-name="ro2">
          <table:table-cell table:style-name="ce13" office:value-type="string">
            <text:p>Branchial arch innervation</text:p>
          </table:table-cell>
          <table:table-cell table:style-name="ce1" office:value-type="string">
            <text:p><text:span text:style-name="T2">These Cns are </text:span><text:span text:style-name="T1">the </text:span><text:span text:style-name="T2">only ones with both</text:span></text:p>
          </table:table-cell>
        </table:table-row>
        <table:table-row table:style-name="ro2">
          <table:table-cell/>
          <table:table-cell table:style-name="ce1" office:value-type="string">
            <text:p><text:span text:style-name="T1">.sensory </text:span><text:span text:style-name="T2">and motor components (except</text:span></text:p>
          </table:table-cell>
        </table:table-row>
        <table:table-row table:style-name="ro2">
          <table:table-cell/>
          <table:table-cell table:style-name="ce1" office:value-type="string">
            <text:p><text:span text:style-name="T2">V2. which is sensory only). Think of arches in terms of </text:span><text:span text:style-name="T1">actions-chewing {1)</text:span></text:p>
          </table:table-cell>
        </table:table-row>
        <table:table-row table:style-name="ro2">
          <table:table-cell/>
          <table:table-cell table:style-name="ce1" office:value-type="string">
            <text:p><text:span text:style-name="T2">facial expression (2l. </text:span><text:span text:style-name="T1">Stvlopharyngeus </text:span><text:span text:style-name="T2">(3), swallowing (4), speaking </text:span><text:span text:style-name="T1">(6}i</text:span></text:p>
          </table:table-cell>
        </table:table-row>
        <table:table-row table:style-name="ro1">
          <table:table-cell table:style-name="ce3" office:value-type="string">
            <text:p>1st cleft develops into</text:p>
          </table:table-cell>
          <table:table-cell office:value-type="string">
            <text:p>external auditory meatus.</text:p>
          </table:table-cell>
        </table:table-row>
        <table:table-row table:style-name="ro1">
          <table:table-cell table:style-name="ce3" office:value-type="string">
            <text:p>2nd through 4th clefts form </text:p>
          </table:table-cell>
          <table:table-cell office:value-type="string">
            <text:p>temporary cervical sinuses, which are obliterated by</text:p>
          </table:table-cell>
        </table:table-row>
        <table:table-row table:style-name="ro1">
          <table:table-cell/>
          <table:table-cell office:value-type="string">
            <text:p>proliferation of 2nd arch mesenchyme.</text:p>
          </table:table-cell>
        </table:table-row>
        <table:table-row table:style-name="ro2">
          <table:table-cell table:style-name="ce10" office:value-type="string">
            <text:p><text:span text:style-name="T1">Persistent </text:span><text:span text:style-name="T2">cervical sinus</text:span></text:p>
          </table:table-cell>
          <table:table-cell table:style-name="ce1" office:value-type="string">
            <text:p><text:span text:style-name="T1"><text:s/></text:span><text:span text:style-name="T2">branchial cleft </text:span><text:span text:style-name="T1">cvst </text:span><text:span text:style-name="T2">within lateral neck.</text:span></text:p>
          </table:table-cell>
        </table:table-row>
        <table:table-row table:style-name="ro1">
          <table:table-cell table:style-name="ce3" office:value-type="string">
            <text:p>1st pouch develops into</text:p>
          </table:table-cell>
          <table:table-cell office:value-type="string">
            <text:p>middle ear cavity, eustachian tube, mastoid air cells.</text:p>
          </table:table-cell>
        </table:table-row>
        <table:table-row table:style-name="ro1">
          <table:table-cell/>
          <table:table-cell office:value-type="string">
            <text:p>1st pouch contributes to endoderm-lined structures of ear.</text:p>
          </table:table-cell>
        </table:table-row>
        <table:table-row table:style-name="ro1">
          <table:table-cell table:style-name="ce3" office:value-type="string">
            <text:p>2nd pouch develops into</text:p>
          </table:table-cell>
          <table:table-cell office:value-type="string">
            <text:p>epithelial lining of palatine tonsil.</text:p>
          </table:table-cell>
        </table:table-row>
        <table:table-row table:style-name="ro1">
          <table:table-cell table:style-name="ce3" office:value-type="string">
            <text:p>3rd pouch (dorsal wings) develops into </text:p>
          </table:table-cell>
          <table:table-cell table:style-name="ce22" office:value-type="string">
            <text:p>inferior parathyroids.<text:span text:style-name="T18">3rd pouch contributes to 3 structures (thymus, left and right inferior parathyroids).</text:span></text:p>
          </table:table-cell>
        </table:table-row>
        <table:table-row table:style-name="ro1">
          <table:table-cell table:style-name="ce3" office:value-type="string">
            <text:p>3rd pouch (ventral wings) develops into</text:p>
          </table:table-cell>
          <table:table-cell table:style-name="ce22" office:value-type="string">
            <text:p>thymus.</text:p>
          </table:table-cell>
        </table:table-row>
        <table:table-row table:style-name="ro1">
          <table:table-cell table:style-name="ce3" office:value-type="string">
            <text:p>4th pouch (dorsal wings) develops into</text:p>
          </table:table-cell>
          <table:table-cell table:style-name="ce22" office:value-type="string">
            <text:p>superior parathyroids</text:p>
          </table:table-cell>
        </table:table-row>
        <table:table-row table:style-name="ro2">
          <table:table-cell table:style-name="ce3" office:value-type="string">
            <text:p>Aberrant development of 3rd and 4th pouches </text:p>
          </table:table-cell>
          <table:table-cell table:style-name="ce23" office:value-type="string">
            <text:p><text:span text:style-name="T18">DiGeorge syndrome </text:span><text:span text:style-name="T22">→ </text:span><text:span text:style-name="T18">leads to T-cell deficiency (thymic aplasia) and hypocalcemia (failure of parathyroid development).</text:span></text:p>
          </table:table-cell>
        </table:table-row>
        <table:table-row table:style-name="ro2">
          <table:table-cell table:style-name="ce1" office:value-type="string">
            <text:p><text:span text:style-name="T1">MEN </text:span><text:span text:style-name="T2">2A:</text:span></text:p>
          </table:table-cell>
          <table:table-cell table:style-name="ce1" office:value-type="string">
            <text:p><text:span text:style-name="T2">mutation </text:span><text:span text:style-name="T1">of </text:span><text:span text:style-name="T2">germline RET</text:span><text:span text:style-name="T1">(neural </text:span><text:span text:style-name="T2">crest cells). </text:span><text:span text:style-name="T1">— </text:span><text:span text:style-name="T2">Adrenal medulla (pheochromocytoma). </text:span><text:span text:style-name="T1">— </text:span><text:span text:style-name="T2">Parathyroid (tumor): 3rd/4lh pharyngeal pouch. </text:span><text:span text:style-name="T1">— </text:span><text:span text:style-name="T2">Parafollicular cells (medullary thyroid cancer): </text:span><text:span text:style-name="T1">4th/5th </text:span><text:span text:style-name="T2">pharyngeal pouch</text:span></text:p>
          </table:table-cell>
        </table:table-row>
        <table:table-row table:style-name="ro2">
          <table:table-cell table:style-name="ce1" office:value-type="string">
            <text:p><text:span text:style-name="T1">Ist </text:span><text:span text:style-name="T2">arch</text:span></text:p>
          </table:table-cell>
          <table:table-cell table:style-name="ce6" office:value-type="string">
            <text:p>Malleus/incus</text:p>
          </table:table-cell>
        </table:table-row>
        <table:table-row table:style-name="ro2">
          <table:table-cell/>
          <table:table-cell table:style-name="ce1" office:value-type="string">
            <text:p><text:span text:style-name="T1">Tensor tyMpani (V</text:span><text:span text:style-name="T26">3</text:span><text:span text:style-name="T1">)</text:span></text:p>
          </table:table-cell>
        </table:table-row>
        <table:table-row table:style-name="ro2">
          <table:table-cell table:style-name="ce1" office:value-type="string">
            <text:p><text:span text:style-name="T1">2nd </text:span><text:span text:style-name="T2">arch</text:span></text:p>
          </table:table-cell>
          <table:table-cell table:style-name="ce6" office:value-type="string">
            <text:p>Stapes</text:p>
          </table:table-cell>
        </table:table-row>
        <table:table-row table:style-name="ro1">
          <table:table-cell/>
          <table:table-cell table:style-name="ce6" office:value-type="string">
            <text:p>Stapedius (VII)</text:p>
          </table:table-cell>
        </table:table-row>
        <table:table-row table:style-name="ro2">
          <table:table-cell table:style-name="ce6" office:value-type="string">
            <text:p>1st cleft</text:p>
          </table:table-cell>
          <table:table-cell table:style-name="ce10" office:value-type="string">
            <text:p><text:span text:style-name="T1">[external </text:span><text:span text:style-name="T2">auditory meatus</text:span></text:p>
          </table:table-cell>
        </table:table-row>
        <table:table-row table:style-name="ro1">
          <table:table-cell table:style-name="ce6" office:value-type="string">
            <text:p>1st branchial membrane</text:p>
          </table:table-cell>
          <table:table-cell table:style-name="ce6" office:value-type="string">
            <text:p>Tympanic membrane</text:p>
          </table:table-cell>
        </table:table-row>
        <table:table-row table:style-name="ro2">
          <table:table-cell table:style-name="ce6" office:value-type="string">
            <text:p>1st pouch</text:p>
          </table:table-cell>
          <table:table-cell table:style-name="ce1" office:value-type="string">
            <text:p><text:span text:style-name="T1">Eustachian t</text:span><text:span text:style-name="T2">ube, middle ear c</text:span><text:span text:style-name="T2">avity. mastoid air cells</text:span></text:p>
          </table:table-cell>
        </table:table-row>
        <table:table-row table:style-name="ro2">
          <table:table-cell table:style-name="ce13" office:value-type="string">
            <text:p>Tongue development</text:p>
          </table:table-cell>
          <table:table-cell table:style-name="ce10" office:value-type="string">
            <text:p><text:span text:style-name="T1">1st </text:span><text:span text:style-name="T2">branchial arch forms </text:span><text:span text:style-name="T1">anlerior</text:span><text:span text:style-name="T26">:</text:span><text:span text:style-name="T1">A </text:span><text:span text:style-name="T2">(thus sensation </text:span><text:span text:style-name="T1">via </text:span><text:span text:style-name="T2">CNV ,, taste via CNVII).</text:span></text:p>
          </table:table-cell>
        </table:table-row>
        <table:table-row table:style-name="ro2">
          <table:table-cell/>
          <table:table-cell table:style-name="ce10" office:value-type="string">
            <text:p><text:span text:style-name="T2">3rd and 4th arches fonn posterior </text:span><text:span text:style-name="T1">'A </text:span><text:span text:style-name="T2">(thus sensation and taste mainly via CN IX, extreme posterior via CN X).</text:span></text:p>
          </table:table-cell>
        </table:table-row>
        <table:table-row table:style-name="ro2">
          <table:table-cell/>
          <table:table-cell table:style-name="ce10" office:value-type="string">
            <text:p><text:span text:style-name="T2">Motor </text:span><text:span text:style-name="T1">inuervalion </text:span><text:span text:style-name="T2">is via CN XII. Muscles </text:span><text:span text:style-name="T1">oflhe longuc </text:span><text:span text:style-name="T2">are derived from occipital</text:span></text:p>
          </table:table-cell>
        </table:table-row>
        <table:table-row table:style-name="ro1">
          <table:table-cell/>
          <table:table-cell table:style-name="ce6" office:value-type="string">
            <text:p>invotomcs.</text:p>
          </table:table-cell>
        </table:table-row>
        <table:table-row table:style-name="ro5">
          <table:table-cell/>
          <table:table-cell table:style-name="ce24" office:value-type="string">
            <text:p><text:span text:style-name="T2">Taste-GNVII. IX,X (solitary nucleus).</text:span></text:p>
            <text:p><text:span text:style-name="T1">Pain-CN V3, </text:span><text:span text:style-name="T2">IX, X. Molor-CNXII.</text:span></text:p>
          </table:table-cell>
        </table:table-row>
        <table:table-row table:style-name="ro1">
          <table:table-cell table:style-name="ce5" office:value-type="string">
            <text:p>Thyroid development</text:p>
          </table:table-cell>
          <table:table-cell office:value-type="string">
            <text:p>Thyroid diverticulum arises from floor of primitive pharynx, descends into neck. Connected to tongue by thyroglossal duct, which normally disappears but may persist as pyramidal lobe of thyroid. Foramen cecum is normal remnant of thyroglossal duct. Most common ectopic thyroid tissue site is the tongue.</text:p>
          </table:table-cell>
        </table:table-row>
        <table:table-row table:style-name="ro1">
          <table:table-cell/>
          <table:table-cell office:value-type="string">
            <text:p>Thyroglossal duct cyst in midline neck and will move with swallowing (vs. persistent cervical sinus leading to branchial cyst in lateral neck).</text:p>
          </table:table-cell>
        </table:table-row>
        <table:table-row table:style-name="ro1">
          <table:table-cell table:style-name="ce3" office:value-type="string">
            <text:p>Cleft lip</text:p>
          </table:table-cell>
          <table:table-cell office:value-type="string">
            <text:p>failure of fusion of the maxillary and medial nasal processes (formation of 1° palate).</text:p>
          </table:table-cell>
        </table:table-row>
        <table:table-row table:style-name="ro1">
          <table:table-cell table:style-name="ce3" office:value-type="string">
            <text:p>Cleft palate</text:p>
          </table:table-cell>
          <table:table-cell office:value-type="string">
            <text:p>failure of fusion of the lateral palatine</text:p>
          </table:table-cell>
        </table:table-row>
        <table:table-row table:style-name="ro1">
          <table:table-cell/>
          <table:table-cell office:value-type="string">
            <text:p>processes, the nasal septum, and/or the median palatine process (formation of 2° palate).</text:p>
          </table:table-cell>
        </table:table-row>
        <table:table-row table:style-name="ro1">
          <table:table-cell table:style-name="ce5" office:value-type="string">
            <text:p>Diaphragm embryology</text:p>
          </table:table-cell>
          <table:table-cell office:value-type="string">
            <text:p>Diaphragm is derived from: 1. Septum transversum==central tendon <text:s/>2. Pleuroperitoneal folds 3. Body wall</text:p>
          </table:table-cell>
        </table:table-row>
        <table:table-row table:style-name="ro1">
          <table:table-cell/>
          <table:table-cell office:value-type="string">
            <text:p>4. Dorsal mesentery of esophagus = crura</text:p>
          </table:table-cell>
        </table:table-row>
        <table:table-row table:style-name="ro1">
          <table:table-cell/>
          <table:table-cell office:value-type="string">
            <text:p>Several Parts Build Diaphragm.</text:p>
          </table:table-cell>
        </table:table-row>
        <table:table-row table:style-name="ro6">
          <table:table-cell table:style-name="ce3" office:value-type="string">
            <text:p>“C3, 4, 5 keeps the diaphragm alive.”</text:p>
          </table:table-cell>
          <table:table-cell table:style-name="ce22" office:value-type="string">
            <text:p><text:span text:style-name="T27">Diaphragm descends during</text:span></text:p>
            <text:p><text:span text:style-name="T27">development but maintains innervation from above C3–C5.</text:span></text:p>
          </table:table-cell>
        </table:table-row>
        <table:table-row table:style-name="ro2">
          <table:table-cell/>
          <table:table-cell table:style-name="ce21" office:value-type="string">
            <text:p><text:span text:style-name="T18">Abdominal contents may herniate into the thorax because of incomplete development (diaphragmatic hernia) </text:span><text:span text:style-name="T22">→ </text:span><text:span text:style-name="T18">hypoplasia of thoracic organs due to space compression, scaphoid abdomen, cyanosis. </text:span></text:p>
          </table:table-cell>
        </table:table-row>
        <table:table-row table:style-name="ro1">
          <table:table-cell table:style-name="ce3" office:value-type="string">
            <text:p>Foregut</text:p>
          </table:table-cell>
          <table:table-cell office:value-type="string">
            <text:p>pharynx to duodenum</text:p>
          </table:table-cell>
        </table:table-row>
        <table:table-row table:style-name="ro1">
          <table:table-cell table:style-name="ce3" office:value-type="string">
            <text:p>Midgut–</text:p>
          </table:table-cell>
          <table:table-cell office:value-type="string">
            <text:p>duodenum to transverse colon</text:p>
          </table:table-cell>
        </table:table-row>
        <table:table-row table:style-name="ro1">
          <table:table-cell table:style-name="ce3" office:value-type="string">
            <text:p><text:s/>Hindgut</text:p>
          </table:table-cell>
          <table:table-cell office:value-type="string">
            <text:p>–distal transverse colon to rectum</text:p>
          </table:table-cell>
        </table:table-row>
        <table:table-row table:style-name="ro3">
          <table:table-cell table:style-name="ce6" office:value-type="string">
            <text:p>Devdopmcnlal defects of anterior abdominal wall due to failure of </text:p>
          </table:table-cell>
          <table:table-cell table:style-name="ce24" office:value-type="string">
            <text:p><text:span text:style-name="T1">-Rostral </text:span><text:span text:style-name="T2">fold closure: sternal defects —Lateral </text:span><text:span text:style-name="T1">fold </text:span><text:span text:style-name="T2">closure: omphalocele,</text:span></text:p>
            <text:p><text:span text:style-name="T1">Gastroschisis </text:span><text:span text:style-name="T2">—Caudal </text:span><text:span text:style-name="T1">fold </text:span><text:span text:style-name="T2">closure: bladder exstrophy</text:span></text:p>
          </table:table-cell>
        </table:table-row>
        <table:table-row table:style-name="ro2">
          <table:table-cell table:style-name="ce10" office:value-type="string">
            <text:p><text:span text:style-name="T2">Duodenal </text:span><text:span text:style-name="T1">atresia</text:span></text:p>
          </table:table-cell>
          <table:table-cell table:style-name="ce1" office:value-type="string">
            <text:p><text:span text:style-name="T1">failure </text:span><text:span text:style-name="T2">to </text:span><text:span text:style-name="T1">recanalize (trisomy </text:span><text:span text:style-name="T2">21),</text:span></text:p>
          </table:table-cell>
        </table:table-row>
        <table:table-row table:style-name="ro2">
          <table:table-cell table:style-name="ce1" office:value-type="string">
            <text:p><text:span text:style-name="T2">jejunal, ileal, colonic </text:span><text:span text:style-name="T1">atresia</text:span></text:p>
          </table:table-cell>
          <table:table-cell table:style-name="ce10" office:value-type="string">
            <text:p><text:span text:style-name="T1">due </text:span><text:span text:style-name="T2">lo vascular</text:span></text:p>
          </table:table-cell>
        </table:table-row>
        <table:table-row table:style-name="ro1">
          <table:table-cell/>
          <table:table-cell table:style-name="ce6" office:value-type="string">
            <text:p>accident (apple peel atresia),</text:p>
          </table:table-cell>
        </table:table-row>
        <table:table-row table:style-name="ro4">
          <table:table-cell table:style-name="ce7" office:value-type="string">
            <text:p>6<text:span text:style-name="T7">th</text:span> week—</text:p>
          </table:table-cell>
          <table:table-cell table:style-name="ce10" office:value-type="string">
            <text:p><text:span text:style-name="T1">midgut herniates </text:span><text:span text:style-name="T2">through umbilical ring -</text:span></text:p>
          </table:table-cell>
        </table:table-row>
        <table:table-row table:style-name="ro1">
          <table:table-cell/>
          <table:table-cell table:style-name="ce6" office:value-type="string">
            <text:p>rapid growth</text:p>
          </table:table-cell>
        </table:table-row>
        <table:table-row table:style-name="ro4">
          <table:table-cell table:style-name="ce1" office:value-type="string">
            <text:p><text:span text:style-name="T1">10</text:span><text:span text:style-name="T8">th</text:span><text:span text:style-name="T1"> </text:span><text:span text:style-name="T2">week </text:span></text:p>
          </table:table-cell>
          <table:table-cell table:style-name="ce1" office:value-type="string">
            <text:p><text:span text:style-name="T1">return t</text:span><text:span text:style-name="T2">o abdominal cavity- + rotate</text:span></text:p>
          </table:table-cell>
        </table:table-row>
        <table:table-row table:style-name="ro1">
          <table:table-cell/>
          <table:table-cell table:style-name="ce6" office:value-type="string">
            <text:p>around SMA</text:p>
          </table:table-cell>
        </table:table-row>
        <table:table-row table:style-name="ro2">
          <table:table-cell/>
          <table:table-cell table:style-name="ce10" office:value-type="string">
            <text:p><text:span text:style-name="T1">Pathology—intestinal </text:span><text:span text:style-name="T2">obstruction, twisting around</text:span></text:p>
          </table:table-cell>
        </table:table-row>
        <table:table-row table:style-name="ro1">
          <table:table-cell/>
          <table:table-cell table:style-name="ce6" office:value-type="string">
            <text:p>SMA (volvulus).</text:p>
          </table:table-cell>
        </table:table-row>
        <table:table-row table:style-name="ro2">
          <table:table-cell table:style-name="ce3" office:value-type="string">
            <text:p>Gastroschisis</text:p>
          </table:table-cell>
          <table:table-cell table:style-name="ce21" office:value-type="string">
            <text:p><text:span text:style-name="T18">–</text:span><text:span text:style-name="T18">failure of lateral body folds to fuse </text:span><text:span text:style-name="T22">→ </text:span><text:span text:style-name="T18">extrusion of abdominal contents through abdominal folds.</text:span></text:p>
          </table:table-cell>
        </table:table-row>
        <table:table-row table:style-name="ro1">
          <table:table-cell table:style-name="ce3" office:value-type="string">
            <text:p>Omphalocele––</text:p>
          </table:table-cell>
          <table:table-cell office:value-type="string">
            <text:p>persistence of herniation of abdominal contents into umbilical cord.</text:p>
          </table:table-cell>
        </table:table-row>
        <table:table-row table:style-name="ro1">
          <table:table-cell/>
          <table:table-cell table:style-name="Default" office:value-type="string">
            <text:p>covered by peritoneum </text:p>
          </table:table-cell>
        </table:table-row>
        <table:table-row table:style-name="ro2">
          <table:table-cell table:style-name="ce13" office:value-type="string">
            <text:p>Tracheoesophageal fistula</text:p>
          </table:table-cell>
          <table:table-cell table:style-name="ce1" office:value-type="string">
            <text:p><text:span text:style-name="T1">Abnoimal connection </text:span><text:span text:style-name="T2">between esophagus and trachea. Most common subtype is blind upper esophagus wilh lower esophagus connected to</text:span></text:p>
          </table:table-cell>
        </table:table-row>
        <table:table-row table:style-name="ro2">
          <table:table-cell/>
          <table:table-cell table:style-name="ce1" office:value-type="string">
            <text:p><text:span text:style-name="T2">trachea, Results in cyanosis, choking and vomiting with feeding, air bubble on </text:span><text:span text:style-name="T1">CXR, </text:span><text:span text:style-name="T2">and polyhydramnios.</text:span></text:p>
          </table:table-cell>
        </table:table-row>
        <table:table-row table:style-name="ro4">
          <table:table-cell table:style-name="ce13" office:value-type="string">
            <text:p>Congenital pyloric stenosis</text:p>
          </table:table-cell>
          <table:table-cell table:style-name="ce1" office:value-type="string">
            <text:p><text:span text:style-name="T1">Hypertrophy of the </text:span><text:span text:style-name="T2">pylorus causes obstruction. Palpable "olive" mass in epigastric region and nonbilious projectile vomiting at </text:span><text:span text:style-name="T1">= </text:span><text:span text:style-name="T2">2 weeks of age. Treatment is surgical incision. Occurs in 1/600 live births, often in 1</text:span><text:span text:style-name="T8">st</text:span><text:span text:style-name="T1">-born </text:span><text:span text:style-name="T2">males.</text:span></text:p>
          </table:table-cell>
        </table:table-row>
        <table:table-row table:style-name="ro1">
          <table:table-cell table:style-name="ce3" office:value-type="string">
            <text:p>Pancreas is derived from</text:p>
          </table:table-cell>
          <table:table-cell office:value-type="string">
            <text:p>the foregut. Ventral pancreatic bud becomes pancreatic head, uncinate process (lower half of head), and main pancreatic duct. Dorsal pancreatic bud becomes everything else (body, tail, isthmus, and accessory pancreatic duct).</text:p>
          </table:table-cell>
        </table:table-row>
        <table:table-row table:style-name="ro1">
          <table:table-cell table:style-name="ce3" office:value-type="string">
            <text:p>Annular pancreas</text:p>
          </table:table-cell>
          <table:table-cell office:value-type="string">
            <text:p>ventral pancreatic bud abnormally encircles 2nd part of duodenum; forms a ring of pancreatic tissue that may cause duodenal narrowing.</text:p>
          </table:table-cell>
        </table:table-row>
        <table:table-row table:style-name="ro2">
          <table:table-cell table:style-name="ce10" office:value-type="string">
            <text:p><text:span text:style-name="T2">Pancreas </text:span><text:span text:style-name="T1">divisum</text:span></text:p>
          </table:table-cell>
          <table:table-cell table:style-name="ce1" office:value-type="string">
            <text:p><text:span text:style-name="T1">ventral </text:span><text:span text:style-name="T2">and dorsal parts fail to fuse at 8 weeks.</text:span></text:p>
          </table:table-cell>
        </table:table-row>
        <table:table-row table:style-name="ro2">
          <table:table-cell table:style-name="ce3" office:value-type="string">
            <text:p>Spleen arises from</text:p>
          </table:table-cell>
          <table:table-cell table:style-name="ce1" office:value-type="string">
            <text:p><text:span text:style-name="T1">arises </text:span><text:span text:style-name="T2">from dorsal mesentery (hence is mesodermal) but is supplied by artery of</text:span></text:p>
          </table:table-cell>
        </table:table-row>
        <table:table-row table:style-name="ro2">
          <table:table-cell/>
          <table:table-cell table:style-name="ce1" office:value-type="string">
            <text:p><text:span text:style-name="T1">foregut </text:span><text:span text:style-name="T2">(celiac artery).</text:span></text:p>
          </table:table-cell>
        </table:table-row>
        <table:table-row table:style-name="ro2">
          <table:table-cell table:style-name="ce7" office:value-type="string">
            <text:p>Pronephros</text:p>
          </table:table-cell>
          <table:table-cell table:style-name="ce1" office:value-type="string">
            <text:p><text:span text:style-name="T1">week </text:span><text:span text:style-name="T2">4; t</text:span><text:span text:style-name="T1">hen </text:span><text:span text:style-name="T2">degenerates</text:span></text:p>
          </table:table-cell>
        </table:table-row>
        <table:table-row table:style-name="ro2">
          <table:table-cell table:style-name="ce6" office:value-type="string">
            <text:p>Mesonephros </text:p>
          </table:table-cell>
          <table:table-cell table:style-name="ce1" office:value-type="string">
            <text:p><text:span text:style-name="T1">functious </text:span><text:span text:style-name="T2">as </text:span><text:span text:style-name="T1">interim </text:span><text:span text:style-name="T2">kidney for 1st t</text:span><text:span text:style-name="T1">rimester; later contributes t</text:span><text:span text:style-name="T2">o</text:span></text:p>
          </table:table-cell>
        </table:table-row>
        <table:table-row table:style-name="ro1">
          <table:table-cell/>
          <table:table-cell table:style-name="ce6" office:value-type="string">
            <text:p>male genital system</text:p>
          </table:table-cell>
        </table:table-row>
        <table:table-row table:style-name="ro4">
          <table:table-cell table:style-name="ce7" office:value-type="string">
            <text:p>Metanephros</text:p>
          </table:table-cell>
          <table:table-cell table:style-name="ce1" office:value-type="string">
            <text:p><text:span text:style-name="T1">permanent; </text:span><text:span text:style-name="T2">beginnings first appear during 5</text:span><text:span text:style-name="T8">th</text:span><text:span text:style-name="T1"> week </text:span><text:span text:style-name="T2">of gestation;</text:span></text:p>
          </table:table-cell>
        </table:table-row>
        <table:table-row table:style-name="ro2">
          <table:table-cell/>
          <table:table-cell table:style-name="ce1" office:value-type="string">
            <text:p><text:span text:style-name="T1">nephrogenesis continues </text:span><text:span text:style-name="T2">through </text:span><text:span text:style-name="T1">32-36 </text:span><text:span text:style-name="T2">weeks of gestation</text:span></text:p>
          </table:table-cell>
        </table:table-row>
        <table:table-row table:style-name="ro2">
          <table:table-cell table:style-name="ce10" office:value-type="string">
            <text:p><text:span text:style-name="T1"><text:s/></text:span><text:span text:style-name="T2">Ureteric bud </text:span></text:p>
          </table:table-cell>
          <table:table-cell table:style-name="ce1" office:value-type="string">
            <text:p><text:span text:style-name="T1">derived </text:span><text:span text:style-name="T2">from caudal end of mesonephros; gives rise to ureter,</text:span></text:p>
          </table:table-cell>
        </table:table-row>
        <table:table-row table:style-name="ro1">
          <table:table-cell/>
          <table:table-cell table:style-name="ce6" office:value-type="string">
            <text:p>pelvises, and, through branching, calyces and collecting ducts; fully canalized by 10th week</text:p>
          </table:table-cell>
        </table:table-row>
        <table:table-row table:style-name="ro2">
          <table:table-cell table:style-name="ce7" office:value-type="string">
            <text:p>Metanephric mesenchyme</text:p>
          </table:table-cell>
          <table:table-cell table:style-name="ce1" office:value-type="string">
            <text:p><text:span text:style-name="T1">ureteric bud </text:span><text:span text:style-name="T2">interacts with this tissue; </text:span><text:span text:style-name="T1">interaction </text:span><text:span text:style-name="T2">induces differentiation and formation of glomerulus and renal tubul</text:span><text:span text:style-name="T1">es </text:span><text:span text:style-name="T2">to distal </text:span><text:span text:style-name="T1">convoluted </text:span><text:span text:style-name="T2">tubule</text:span></text:p>
          </table:table-cell>
        </table:table-row>
        <table:table-row table:style-name="ro2">
          <table:table-cell table:style-name="ce1" office:value-type="string">
            <text:p><text:span text:style-name="T1">Uteropelvic junction </text:span><text:span text:style-name="T2">with </text:span><text:span text:style-name="T1">kidney-</text:span></text:p>
          </table:table-cell>
          <table:table-cell table:style-name="ce1" office:value-type="string">
            <text:p><text:span text:style-name="T1">last t</text:span><text:span text:style-name="T2">o canalize </text:span><text:span text:style-name="T1">-» </text:span><text:span text:style-name="T2">most common site of </text:span><text:span text:style-name="T1">obstruction </text:span><text:span text:style-name="T2">(hydronephrosis) in fetus.</text:span></text:p>
          </table:table-cell>
        </table:table-row>
        <table:table-row table:style-name="ro2">
          <table:table-cell table:style-name="ce13" office:value-type="string">
            <text:p>Potter's syndrome</text:p>
          </table:table-cell>
          <table:table-cell table:style-name="ce2" office:value-type="string">
            <text:p><text:span text:style-name="T2">Bilateral renal agenesis </text:span><text:span text:style-name="T3">—* </text:span><text:span text:style-name="T4">oligohydramnios </text:span><text:span text:style-name="T24">—&gt; </text:span><text:span text:style-name="T4">limb deformities, facial deformities, pulmonarv' hypoplasia. Caused </text:span><text:span text:style-name="T24">bv malformation </text:span><text:span text:style-name="T4">of ureteric </text:span><text:span text:style-name="T24">bud.</text:span></text:p>
          </table:table-cell>
        </table:table-row>
        <table:table-row table:style-name="ro1">
          <table:table-cell/>
          <table:table-cell table:style-name="ce6" office:value-type="string">
            <text:p>Babies who can't "Pee" in utero develop Potter's.</text:p>
          </table:table-cell>
        </table:table-row>
        <table:table-row table:style-name="ro2">
          <table:table-cell table:style-name="ce9" office:value-type="string">
            <text:p>Horseshoe kidney</text:p>
          </table:table-cell>
          <table:table-cell table:style-name="ce1" office:value-type="string">
            <text:p><text:span text:style-name="T2">Inferior poles of both kidneys fuse. As </text:span><text:span text:style-name="T1">thev </text:span><text:span text:style-name="T2">ascend f</text:span><text:span text:style-name="T1">rom pelvis </text:span><text:span text:style-name="T2">during fetal </text:span><text:span text:style-name="T1">development, </text:span><text:span text:style-name="T2">horseshoe kidneys get trapped under inferior mesenteric artery and remain low in </text:span><text:span text:style-name="T1">the </text:span><text:span text:style-name="T2">abdomen. </text:span><text:span text:style-name="T1">Kidnev </text:span><text:span text:style-name="T2">functions normally. Note: horseshoe kidney (partial fusion) vs, cake kidney (complete fusion).</text:span></text:p>
          </table:table-cell>
        </table:table-row>
        <table:table-row table:style-name="ro2">
          <table:table-cell table:style-name="ce5" office:value-type="string">
            <text:p>female</text:p>
          </table:table-cell>
          <table:table-cell table:style-name="ce1" office:value-type="string">
            <text:p><text:span text:style-name="T2">Default development, Mesonephric </text:span><text:span text:style-name="T1">duct </text:span><text:span text:style-name="T2">degenerates and </text:span><text:span text:style-name="T1">paranmesonephric duct </text:span><text:span text:style-name="T2">develops.</text:span></text:p>
          </table:table-cell>
        </table:table-row>
        <table:table-row table:style-name="ro2">
          <table:table-cell table:style-name="ce11" office:value-type="string">
            <text:p>Male</text:p>
          </table:table-cell>
          <table:table-cell table:style-name="ce1" office:value-type="string">
            <text:p><text:span text:style-name="T2">SRY gene on </text:span><text:span text:style-name="T1">Y </text:span><text:span text:style-name="T2">chromosome codes for </text:span><text:span text:style-name="T1">testis-determining </text:span><text:span text:style-name="T2">factor. </text:span><text:span text:style-name="T1">Mullerian </text:span><text:span text:style-name="T2">inhibiting substance </text:span><text:span text:style-name="T1">secreted </text:span><text:span text:style-name="T2">by testes (Sertoli cells) suppresses </text:span><text:span text:style-name="T1">development of paramesonephric </text:span><text:span text:style-name="T2">ducts. Increase androgens </text:span><text:span text:style-name="T1">(Leydig </text:span><text:span text:style-name="T2">cells) </text:span><text:span text:style-name="T1">—&gt; </text:span><text:span text:style-name="T2">development of </text:span><text:span text:style-name="T1">mesonephric </text:span><text:span text:style-name="T2">ducts.</text:span></text:p>
          </table:table-cell>
        </table:table-row>
        <table:table-row table:style-name="ro1">
          <table:table-cell table:style-name="ce3" office:value-type="string">
            <text:p>Mesonephric (wolffian) duct</text:p>
          </table:table-cell>
          <table:table-cell office:value-type="string">
            <text:p>Develops into male internal structures</text:p>
          </table:table-cell>
        </table:table-row>
        <table:table-row table:style-name="ro1">
          <table:table-cell/>
          <table:table-cell office:value-type="string">
            <text:p>(except prostate)––Seminal vesicles, Epididymis, Ejaculatory duct, and Ductus</text:p>
          </table:table-cell>
        </table:table-row>
        <table:table-row table:style-name="ro1">
          <table:table-cell/>
          <table:table-cell office:value-type="string">
            <text:p>deferens. <text:span text:style-name="T18">SEED.</text:span></text:p>
          </table:table-cell>
        </table:table-row>
        <table:table-row table:style-name="ro1">
          <table:table-cell table:style-name="ce3" office:value-type="string">
            <text:p>Paramesonephric (müllerian) duct</text:p>
          </table:table-cell>
          <table:table-cell table:style-name="ce22" office:value-type="string">
            <text:p>Develops into fallopian tube, uterus, and up 1/3 of vagina.</text:p>
          </table:table-cell>
        </table:table-row>
        <table:table-row table:style-name="ro2">
          <table:table-cell table:style-name="ce12" office:value-type="string">
            <text:p><text:span text:style-name="T9">Bicornuate </text:span><text:span text:style-name="T10">uterus</text:span></text:p>
          </table:table-cell>
          <table:table-cell table:style-name="ce1" office:value-type="string">
            <text:p><text:span text:style-name="T2">Results from incomplete fusion </text:span><text:span text:style-name="T1">of the </text:span><text:span text:style-name="T2">paramesonephric ducts. Associated with urinary </text:span><text:span text:style-name="T1">tract abnormalities </text:span><text:span text:style-name="T2">and infertility.</text:span></text:p>
          </table:table-cell>
        </table:table-row>
        <table:table-row table:style-name="ro1">
          <table:table-cell table:style-name="ce3" office:value-type="string">
            <text:p>Genital tubercle</text:p>
          </table:table-cell>
          <table:table-cell office:value-type="string">
            <text:p>Glans penis</text:p>
          </table:table-cell>
        </table:table-row>
        <table:table-row table:style-name="ro1">
          <table:table-cell/>
          <table:table-cell office:value-type="string">
            <text:p>Glans clitoris</text:p>
          </table:table-cell>
        </table:table-row>
        <table:table-row table:style-name="ro1">
          <table:table-cell table:style-name="ce3" office:value-type="string">
            <text:p>Urogenital sinus</text:p>
          </table:table-cell>
          <table:table-cell office:value-type="string">
            <text:p>Corpus spongiosum</text:p>
          </table:table-cell>
        </table:table-row>
        <table:table-row table:style-name="ro1">
          <table:table-cell/>
          <table:table-cell office:value-type="string">
            <text:p>Vestibular bulbs</text:p>
          </table:table-cell>
        </table:table-row>
        <table:table-row table:style-name="ro1">
          <table:table-cell table:style-name="ce3" office:value-type="string">
            <text:p>Urogenital sinus</text:p>
          </table:table-cell>
          <table:table-cell office:value-type="string">
            <text:p>Bulbourethral glands (of Cowper)</text:p>
          </table:table-cell>
        </table:table-row>
        <table:table-row table:style-name="ro1">
          <table:table-cell/>
          <table:table-cell office:value-type="string">
            <text:p>Greater vestibular glands(of Bartholin)</text:p>
          </table:table-cell>
        </table:table-row>
        <table:table-row table:style-name="ro1">
          <table:table-cell table:style-name="ce3" office:value-type="string">
            <text:p>Urogenital sinus</text:p>
          </table:table-cell>
          <table:table-cell office:value-type="string">
            <text:p>Prostate gland</text:p>
          </table:table-cell>
        </table:table-row>
        <table:table-row table:style-name="ro1">
          <table:table-cell/>
          <table:table-cell office:value-type="string">
            <text:p>Urethral and paraurethral glands (of Skene)</text:p>
          </table:table-cell>
        </table:table-row>
        <table:table-row table:style-name="ro1">
          <table:table-cell table:style-name="ce3" office:value-type="string">
            <text:p>Urogenital folds</text:p>
          </table:table-cell>
          <table:table-cell office:value-type="string">
            <text:p>Ventral shaft of penis (penile urethra)</text:p>
          </table:table-cell>
        </table:table-row>
        <table:table-row table:style-name="ro1">
          <table:table-cell/>
          <table:table-cell office:value-type="string">
            <text:p>Labia minora</text:p>
          </table:table-cell>
        </table:table-row>
        <table:table-row table:style-name="ro1">
          <table:table-cell table:style-name="ce3" office:value-type="string">
            <text:p>Labioscrotal swelling</text:p>
          </table:table-cell>
          <table:table-cell office:value-type="string">
            <text:p>Scrotum</text:p>
          </table:table-cell>
        </table:table-row>
        <table:table-row table:style-name="ro1">
          <table:table-cell/>
          <table:table-cell office:value-type="string">
            <text:p>Labia majora</text:p>
          </table:table-cell>
        </table:table-row>
        <table:table-row table:style-name="ro2">
          <table:table-cell table:style-name="ce7" office:value-type="string">
            <text:p>Hypospadias</text:p>
          </table:table-cell>
          <table:table-cell table:style-name="ce1" office:value-type="string">
            <text:p><text:span text:style-name="T1">abnormal </text:span><text:span text:style-name="T2">opening of penile urethra on inferior (ventral) side of </text:span><text:span text:style-name="T1">penis </text:span><text:span text:style-name="T2">due to failurc of urethral folds to close.</text:span></text:p>
          </table:table-cell>
        </table:table-row>
        <table:table-row table:style-name="ro2">
          <table:table-cell/>
          <table:table-cell table:style-name="ce1" office:value-type="string">
            <text:p><text:span text:style-name="T2">Hypospadias is more common</text:span><text:span text:style-name="T1"> </text:span><text:span text:style-name="T2">than epispadias. Fix hypospadias to prevent UTIs.</text:span></text:p>
          </table:table-cell>
        </table:table-row>
        <table:table-row table:style-name="ro2">
          <table:table-cell/>
          <table:table-cell table:style-name="ce10" office:value-type="string">
            <text:p><text:span text:style-name="T2">Hypo </text:span><text:span text:style-name="T1">is </text:span><text:span text:style-name="T2">below.</text:span></text:p>
          </table:table-cell>
        </table:table-row>
        <table:table-row table:style-name="ro2">
          <table:table-cell table:style-name="ce7" office:value-type="string">
            <text:p>Epispadias</text:p>
          </table:table-cell>
          <table:table-cell table:style-name="ce10" office:value-type="string">
            <text:p><text:span text:style-name="T1">abnormal </text:span><text:span text:style-name="T2">opening of penile urethra on superior (dorsal) side of </text:span><text:span text:style-name="T1">penis </text:span><text:span text:style-name="T2">due lo faulty positioning of genital tubercle,</text:span></text:p>
          </table:table-cell>
        </table:table-row>
        <table:table-row table:style-name="ro2">
          <table:table-cell/>
          <table:table-cell table:style-name="ce1" office:value-type="string">
            <text:p><text:span text:style-name="T2">Exstrophy of t</text:span><text:span text:style-name="T1">he </text:span><text:span text:style-name="T2">bladder is</text:span></text:p>
          </table:table-cell>
        </table:table-row>
        <table:table-row table:style-name="ro2">
          <table:table-cell/>
          <table:table-cell table:style-name="ce10" office:value-type="string">
            <text:p><text:span text:style-name="T2">associated with Epispadias, When </text:span><text:span text:style-name="T1">you </text:span><text:span text:style-name="T2">have Epispadias, you</text:span></text:p>
          </table:table-cell>
        </table:table-row>
        <table:table-row table:style-name="ro1">
          <table:table-cell/>
          <table:table-cell table:style-name="ce6" office:value-type="string">
            <text:p>hit your Eye when you pEE.</text:p>
          </table:table-cell>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F" svg:font-family="" style:font-family-generic="roman"/>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4">10/04/2010</text:date>, <text:time>21:06: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10-03T12:56:04</meta:creation-date>
    <dc:date>2010-10-04T21:06:53</dc:date>
    <dc:creator>nicole  tang</dc:creator>
    <meta:editing-duration>PT05H55M42S</meta:editing-duration>
    <meta:editing-cycles>5</meta:editing-cycles>
    <meta:generator>OpenOffice.org/3.2$Unix OpenOffice.org_project/320m18$Build-9502</meta:generator>
    <meta:document-statistic meta:table-count="3" meta:cell-count="443" meta:object-count="0"/>
  </office:meta>
</office:document-meta>
</file>